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s/Version1" manifest:media-type=""/>
  <manifest:file-entry manifest:full-path="VersionList.xml"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Arial Unicode MS'"/>
    <style:font-face style:name="arial" svg:font-family="arial"/>
    <style:font-face style:name="Courier New" svg:font-family="'Courier New'" style:font-family-generic="modern"/>
    <style:font-face style:name="Times New Roman1" svg:font-family="'Times New Roman'" style:font-family-generic="roman"/>
    <style:font-face style:name="DejaVu Sans1" svg:font-family="'DejaVu Sans'" style:font-pitch="variable"/>
    <style:font-face style:name="Lohit Hindi1" svg:font-family="'Lohit Hindi', 'Times New Roman'"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style:font-size-asian="14pt" style:font-name-complex="Times New Roman" style:font-size-complex="14pt"/>
    </style:style>
    <style:style style:name="P2" style:family="paragraph" style:parent-style-name="Standard">
      <style:paragraph-properties fo:text-align="center" style:justify-single-word="false"/>
      <style:text-properties style:font-name="Times New Roman" fo:font-size="14pt" fo:font-weight="bold" fo:background-color="transparent" style:font-size-asian="14pt" style:font-weight-asian="bold" style:font-name-complex="Times New Roman" style:font-size-complex="14pt"/>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7cm" style:type="right" style:leader-style="dotted" style:leader-text="."/>
        </style:tab-stops>
      </style:paragraph-properties>
    </style:style>
    <style:style style:name="P5" style:family="paragraph" style:parent-style-name="Contents_20_3">
      <style:paragraph-properties>
        <style:tab-stops>
          <style:tab-stop style:position="17cm" style:type="right" style:leader-style="dotted" style:leader-text="."/>
        </style:tab-stops>
      </style:paragraph-properties>
    </style:style>
    <style:style style:name="P6" style:family="paragraph" style:parent-style-name="Standard" style:master-page-name="Standard">
      <style:paragraph-properties fo:text-align="center" style:justify-single-word="false" style:page-number="auto"/>
      <style:text-properties style:font-name="Times New Roman" fo:font-size="14pt" style:font-size-asian="14pt" style:font-name-complex="Times New Roman" style:font-size-complex="14pt"/>
    </style:style>
    <style:style style:name="P7" style:family="paragraph" style:parent-style-name="Standard">
      <style:text-properties fo:color="#ffffff" style:font-name="Times New Roman1" fo:font-size="14pt" style:font-size-asian="14pt" style:font-name-complex="Times New Roman" style:font-size-complex="14pt"/>
    </style:style>
    <style:style style:name="P8" style:family="paragraph" style:parent-style-name="Standard">
      <style:paragraph-properties fo:text-align="center" style:justify-single-word="false"/>
      <style:text-properties fo:color="#ffffff" style:font-name="Times New Roman1" fo:font-size="14pt" style:font-size-asian="14pt" style:font-name-complex="Times New Roman" style:font-size-complex="14pt"/>
    </style:style>
    <style:style style:name="P9" style:family="paragraph" style:parent-style-name="Standard">
      <style:text-properties fo:color="#ffffff" style:font-name="Times New Roman1" fo:font-size="14pt" style:font-size-asian="14pt" style:font-size-complex="14pt"/>
    </style:style>
    <style:style style:name="P10" style:family="paragraph" style:parent-style-name="Standard">
      <style:paragraph-properties fo:text-align="center" style:justify-single-word="false"/>
      <style:text-properties style:font-name="Times New Roman1" fo:font-size="14pt" style:font-size-asian="14pt" style:font-size-complex="14pt"/>
    </style:style>
    <style:style style:name="P11" style:family="paragraph" style:parent-style-name="Standard">
      <style:paragraph-properties fo:text-align="center" style:justify-single-word="false"/>
      <style:text-properties style:font-name="Times New Roman1" fo:font-size="14pt" style:font-size-asian="14pt" style:font-name-complex="Times New Roman" style:font-size-complex="14pt"/>
    </style:style>
    <style:style style:name="P12" style:family="paragraph" style:parent-style-name="Heading">
      <style:text-properties style:font-name="Times New Roman1" fo:font-size="14pt" style:font-size-asian="14pt" style:font-size-complex="14pt"/>
    </style:style>
    <style:style style:name="P13" style:family="paragraph" style:parent-style-name="Text_20_body" style:list-style-name="L2">
      <style:text-properties style:text-line-through-style="solid" style:text-line-through-type="single" style:font-name="Times New Roman1" fo:font-size="14pt" style:font-size-asian="14pt" style:font-size-complex="14pt"/>
    </style:style>
    <style:style style:name="P14" style:family="paragraph" style:parent-style-name="Text_20_body">
      <style:text-properties fo:color="#ff0000" style:font-name="Times New Roman1" fo:font-size="14pt" fo:background-color="transparent" style:font-size-asian="14pt" style:font-size-complex="14pt"/>
    </style:style>
    <style:style style:name="P15" style:family="paragraph" style:parent-style-name="Text_20_body">
      <style:text-properties fo:color="#ff0000" style:font-name="Times New Roman1" fo:font-size="14pt" style:font-size-asian="14pt" style:font-size-complex="14pt"/>
    </style:style>
    <style:style style:name="P16" style:family="paragraph" style:parent-style-name="Text_20_body" style:list-style-name="WW8Num3"/>
    <style:style style:name="P17" style:family="paragraph" style:parent-style-name="Text_20_body" style:list-style-name="WW8Num5"/>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paragraph-properties fo:text-align="start" style:justify-single-word="false"/>
      <style:text-properties fo:color="#000000" style:text-line-through-style="solid" style:text-line-through-type="single" style:font-name="Times New Roman1" fo:font-size="14pt" fo:font-weight="normal" fo:background-color="transparent" style:font-size-asian="14pt" style:font-weight-asian="normal" style:font-name-complex="Times New Roman" style:font-size-complex="14pt" style:font-weight-complex="normal"/>
    </style:style>
    <style:style style:name="P22" style:family="paragraph" style:parent-style-name="Text_20_body">
      <style:text-properties fo:color="#000000" style:font-name="Times New Roman1" fo:font-size="14pt" fo:font-weight="bold" fo:background-color="#fffcbf" style:font-size-asian="14pt" style:font-weight-asian="bold" style:font-name-complex="Times New Roman" style:font-size-complex="14pt"/>
    </style:style>
    <style:style style:name="P23" style:family="paragraph" style:parent-style-name="Text_20_body">
      <style:text-properties fo:color="#ffffff" style:text-line-through-style="solid" style:text-line-through-type="single" style:font-name="Times New Roman1" fo:font-size="14pt" style:font-size-asian="14pt" style:font-name-complex="Times New Roman" style:font-size-complex="14pt"/>
    </style:style>
    <style:style style:name="P24" style:family="paragraph" style:parent-style-name="Text_20_body">
      <style:text-properties fo:color="#ffffff" style:font-name="Times New Roman1" fo:font-size="14pt" style:font-size-asian="14pt" style:font-name-complex="Times New Roman" style:font-size-complex="14pt"/>
    </style:style>
    <style:style style:name="P25" style:family="paragraph" style:parent-style-name="Text_20_body">
      <style:text-properties style:font-name="Times New Roman1" fo:font-size="14pt" style:font-size-asian="14pt" style:font-size-complex="14pt"/>
    </style:style>
    <style:style style:name="P26" style:family="paragraph" style:parent-style-name="Text_20_body">
      <style:paragraph-properties fo:line-height="100%"/>
      <style:text-properties style:font-name="Times New Roman1" fo:font-size="14pt" style:font-size-asian="14pt" style:font-size-complex="14pt"/>
    </style:style>
    <style:style style:name="P27" style:family="paragraph" style:parent-style-name="Text_20_body" style:list-style-name="L1">
      <style:text-properties style:font-name="Times New Roman1" fo:font-size="14pt" style:font-size-asian="14pt" style:font-size-complex="14pt"/>
    </style:style>
    <style:style style:name="P28" style:family="paragraph" style:parent-style-name="Text_20_body" style:list-style-name="L2">
      <style:text-properties style:font-name="Times New Roman1" fo:font-size="14pt" style:font-size-asian="14pt" style:font-size-complex="14pt"/>
    </style:style>
    <style:style style:name="P29" style:family="paragraph" style:parent-style-name="Text_20_body" style:list-style-name="L4">
      <style:text-properties style:font-name="Times New Roman1" fo:font-size="14pt" style:font-size-asian="14pt" style:font-size-complex="14pt"/>
    </style:style>
    <style:style style:name="P30" style:family="paragraph" style:parent-style-name="Text_20_body" style:list-style-name="L6">
      <style:text-properties style:font-name="Times New Roman1" fo:font-size="14pt" style:font-size-asian="14pt" style:font-size-complex="14pt"/>
    </style:style>
    <style:style style:name="P31" style:family="paragraph" style:parent-style-name="Text_20_body" style:list-style-name="WW8Num4">
      <style:text-properties style:font-name="Times New Roman1" fo:font-size="14pt" style:font-size-asian="14pt" style:font-size-complex="14pt"/>
    </style:style>
    <style:style style:name="P32" style:family="paragraph" style:parent-style-name="Text_20_body">
      <style:text-properties style:font-name="Times New Roman1" fo:font-size="14pt" style:font-size-asian="14pt" style:font-name-complex="Times New Roman" style:font-size-complex="14pt"/>
    </style:style>
    <style:style style:name="P33" style:family="paragraph" style:parent-style-name="Text_20_body">
      <style:text-properties style:font-name="Times New Roman1" fo:font-size="14pt" fo:background-color="#ffff99" style:font-size-asian="14pt" style:font-size-complex="14pt"/>
    </style:style>
    <style:style style:name="P34" style:family="paragraph" style:parent-style-name="Text_20_body" style:list-style-name="WW8Num5">
      <style:paragraph-properties fo:orphans="0" fo:widows="0" fo:hyphenation-ladder-count="no-limit" style:writing-mode="lr-tb"/>
      <style:text-properties fo:hyphenate="false" fo:hyphenation-remain-char-count="2" fo:hyphenation-push-char-count="2"/>
    </style:style>
    <style:style style:name="P35" style:family="paragraph" style:parent-style-name="Text_20_body">
      <style:paragraph-properties fo:margin-left="0cm" fo:margin-right="0cm" fo:text-indent="0cm" style:auto-text-indent="false"/>
      <style:text-properties style:font-name="Times New Roman1" fo:font-size="14pt" style:font-size-asian="14pt" style:font-size-complex="14pt"/>
    </style:style>
    <style:style style:name="P36" style:family="paragraph" style:parent-style-name="Caption">
      <style:text-properties fo:color="#ffffff" style:font-name="Times New Roman1" fo:font-size="14pt" style:font-size-asian="14pt" style:font-name-complex="Times New Roman" style:font-size-complex="14pt"/>
    </style:style>
    <style:style style:name="P37" style:family="paragraph" style:parent-style-name="Caption">
      <style:text-properties style:font-name="Times New Roman1" fo:font-size="14pt" style:font-size-asian="14pt" style:font-size-complex="14pt"/>
    </style:style>
    <style:style style:name="P38" style:family="paragraph" style:parent-style-name="Heading_20_1">
      <style:text-properties style:font-name="Times New Roman1" fo:font-size="14pt" style:font-size-asian="14pt" style:font-size-complex="14pt"/>
    </style:style>
    <style:style style:name="P39" style:family="paragraph" style:parent-style-name="Heading_20_2">
      <style:text-properties style:font-name="Times New Roman1" fo:font-size="14pt" style:font-size-asian="14pt" style:font-size-complex="14pt"/>
    </style:style>
    <style:style style:name="P40" style:family="paragraph" style:parent-style-name="Heading_20_3">
      <style:text-properties style:font-name="Times New Roman1" fo:font-size="14pt" style:font-size-asian="14pt" style:font-size-complex="14pt"/>
    </style:style>
    <style:style style:name="P41" style:family="paragraph" style:parent-style-name="Title">
      <style:text-properties fo:color="#000000" style:text-line-through-style="solid" style:text-line-through-type="single" style:font-name="Times New Roman1" fo:font-size="14pt" fo:font-weight="bold" style:font-size-asian="14pt" style:font-weight-asian="bold" style:font-name-complex="Times New Roman" style:font-size-complex="14pt"/>
    </style:style>
    <style:style style:name="T1" style:family="text">
      <style:text-properties fo:font-weight="bold" style:font-weight-asian="bold"/>
    </style:style>
    <style:style style:name="T2" style:family="text">
      <style:text-properties style:font-name="Times New Roman" fo:font-size="12pt" style:font-name-asian="Times New Roman" style:font-size-asian="12pt" style:font-name-complex="Times New Roman" style:font-size-complex="12pt"/>
    </style:style>
    <style:style style:name="T3" style:family="text">
      <style:text-properties style:font-name="Times New Roman" fo:font-size="12pt" style:font-size-asian="12pt" style:font-name-complex="Times New Roman" style:font-size-complex="12pt"/>
    </style:style>
    <style:style style:name="T4" style:family="text">
      <style:text-properties style:font-name="Times New Roman"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14pt" style:font-size-asian="14pt" style:font-name-complex="Times New Roman" style:font-size-complex="14pt"/>
    </style:style>
    <style:style style:name="T7" style:family="text">
      <style:text-properties style:font-name="Arial" style:font-name-complex="Arial"/>
    </style:style>
    <style:style style:name="T8" style:family="text">
      <style:text-properties style:font-name="Arial" fo:font-size="14pt" style:font-size-asian="14pt" style:font-name-complex="Arial" style:font-size-complex="14pt"/>
    </style:style>
    <style:style style:name="T9" style:family="text">
      <style:text-properties fo:color="#000000" style:font-name="Times New Roman" fo:background-color="#fffcbf" loext:char-shading-value="0" style:font-name-complex="Times New Roman"/>
    </style:style>
    <style:style style:name="T10" style:family="text">
      <style:text-properties fo:color="#000000" style:font-name="Times New Roman" fo:font-weight="bold" fo:background-color="#fffcbf" loext:char-shading-value="0" style:font-weight-asian="bold" style:font-name-complex="Times New Roman"/>
    </style:style>
    <style:style style:name="T11" style:family="text">
      <style:text-properties fo:color="#000000" style:font-name="Times New Roman" fo:font-size="14pt" fo:background-color="#fffcbf" loext:char-shading-value="0" style:font-size-asian="14pt" style:font-name-complex="Times New Roman" style:font-size-complex="14pt"/>
    </style:style>
    <style:style style:name="T12" style:family="text">
      <style:text-properties fo:color="#000000" style:font-name="Times New Roman" fo:font-size="14pt" fo:font-weight="bold" fo:background-color="#fffcbf" loext:char-shading-value="0" style:font-size-asian="14pt" style:font-weight-asian="bold" style:font-name-complex="Times New Roman" style:font-size-complex="14pt"/>
    </style:style>
    <style:style style:name="T13" style:family="text">
      <style:text-properties fo:color="#000000" style:text-underline-style="none"/>
    </style:style>
    <style:style style:name="T14" style:family="text">
      <style:text-properties fo:color="#000000" style:font-name="Liberation Serif1" fo:font-size="12pt" style:text-underline-style="none" fo:font-weight="normal" style:letter-kerning="true" style:font-name-asian="DejaVu Sans1" style:font-size-asian="12pt" style:language-asian="zh" style:country-asian="CN" style:font-weight-asian="normal" style:font-name-complex="Lohit Hindi1" style:font-size-complex="12pt" style:font-weight-complex="normal"/>
    </style:style>
    <style:style style:name="T15" style:family="text">
      <style:text-properties fo:color="#000000" style:font-name="Liberation Serif1" style:text-underline-style="none" fo:font-weight="normal" style:letter-kerning="true" style:font-name-asian="DejaVu Sans1" style:language-asian="zh" style:country-asian="CN" style:font-weight-asian="normal" style:font-name-complex="Lohit Hindi1" style:font-weight-complex="normal"/>
    </style:style>
    <style:style style:name="T16" style:family="text">
      <style:text-properties fo:color="#000000" style:font-name="Liberation Serif1" fo:font-size="14pt" style:text-underline-style="none" fo:font-weight="normal" style:letter-kerning="true" style:font-name-asian="DejaVu Sans1" style:font-size-asian="14pt" style:language-asian="zh" style:country-asian="CN" style:font-weight-asian="normal" style:font-name-complex="Lohit Hindi1" style:font-size-complex="14pt" style:font-weight-complex="normal"/>
    </style:style>
    <style:style style:name="T17" style:family="text">
      <style:text-properties fo:color="#000000" fo:font-size="14pt" style:text-underline-style="none" style:font-size-asian="14pt" style:font-size-complex="14pt"/>
    </style:style>
    <style:style style:name="T18" style:family="text">
      <style:text-properties fo:color="#000000" fo:font-size="14pt" style:text-underline-style="none" fo:font-weight="normal" style:letter-kerning="true" style:font-name-asian="DejaVu Sans1" style:font-size-asian="14pt" style:language-asian="zh" style:country-asian="CN" style:font-weight-asian="normal" style:font-name-complex="Lohit Hindi1" style:font-size-complex="14pt" style:font-weight-complex="normal"/>
    </style:style>
    <style:style style:name="T19" style:family="text">
      <style:text-properties fo:color="#000000" fo:font-size="14pt" fo:background-color="#fffcbf" loext:char-shading-value="0" style:font-size-asian="14pt" style:font-name-complex="Times New Roman" style:font-size-complex="14pt"/>
    </style:style>
    <style:style style:name="T20" style:family="text">
      <style:text-properties fo:color="#000000" fo:font-size="14pt" fo:font-weight="bold" fo:background-color="#fffcbf" loext:char-shading-value="0" style:font-size-asian="14pt" style:font-weight-asian="bold" style:font-name-complex="Times New Roman" style:font-size-complex="14pt"/>
    </style:style>
    <style:style style:name="T21" style:family="text">
      <style:text-properties fo:color="#000000" style:font-name="Times New Roman1" fo:font-size="14pt" style:text-underline-style="none" style:font-size-asian="14pt" style:font-size-complex="14pt"/>
    </style:style>
    <style:style style:name="T22" style:family="text">
      <style:text-properties fo:color="#000000" style:font-name="Times New Roman1" fo:font-size="14pt" style:text-underline-style="none" fo:font-weight="normal" style:letter-kerning="true" style:font-name-asian="DejaVu Sans1" style:font-size-asian="14pt" style:language-asian="zh" style:country-asian="CN" style:font-weight-asian="normal" style:font-name-complex="Lohit Hindi1" style:font-size-complex="14pt" style:font-weight-complex="normal"/>
    </style:style>
    <style:style style:name="T23" style:family="text">
      <style:text-properties fo:color="#000000" style:font-name="Times New Roman1" fo:font-size="14pt" fo:background-color="#fffcbf" loext:char-shading-value="0" style:font-size-asian="14pt" style:font-name-complex="Times New Roman" style:font-size-complex="14pt"/>
    </style:style>
    <style:style style:name="T24" style:family="text">
      <style:text-properties fo:color="#000000" style:font-name="Times New Roman1" fo:font-size="14pt" fo:font-weight="bold" fo:background-color="#fffcbf" loext:char-shading-value="0" style:font-size-asian="14pt" style:font-weight-asian="bold" style:font-name-complex="Times New Roman" style:font-size-complex="14pt"/>
    </style:style>
    <style:style style:name="T25" style:family="text">
      <style:text-properties style:use-window-font-color="true" style:font-name="Liberation Serif1" fo:font-size="12pt" fo:language="ru" fo:country="RU" style:text-underline-style="none" fo:font-weight="normal" style:letter-kerning="true" style:font-name-asian="DejaVu Sans1" style:font-size-asian="12pt" style:language-asian="zh" style:country-asian="CN" style:font-weight-asian="normal" style:font-name-complex="Lohit Hindi1" style:font-size-complex="12pt" style:language-complex="hi" style:country-complex="IN" style:font-weight-complex="normal"/>
    </style:style>
    <style:style style:name="T26" style:family="text">
      <style:text-properties style:use-window-font-color="true" style:font-name="Liberation Serif1" fo:font-size="12pt" fo:language="ru" fo:country="RU" style:text-underline-style="none" fo:font-weight="normal" style:letter-kerning="true" fo:background-color="#ffff99" loext:char-shading-value="0" style:font-name-asian="DejaVu Sans1" style:font-size-asian="12pt" style:language-asian="zh" style:country-asian="CN" style:font-weight-asian="normal" style:font-name-complex="Lohit Hindi1" style:font-size-complex="12pt" style:language-complex="hi" style:country-complex="IN" style:font-weight-complex="normal"/>
    </style:style>
    <style:style style:name="T27" style:family="text">
      <style:text-properties style:use-window-font-color="true" style:font-name="Liberation Serif1" fo:font-size="12pt" fo:language="ru" fo:country="RU" style:text-underline-style="none" style:letter-kerning="true" style:font-name-asian="DejaVu Sans1" style:font-size-asian="12pt" style:language-asian="zh" style:country-asian="CN" style:font-name-complex="Lohit Hindi1" style:font-size-complex="12pt" style:language-complex="hi" style:country-complex="IN"/>
    </style:style>
    <style:style style:name="T28" style:family="text">
      <style:text-properties style:use-window-font-color="true" style:font-name="Liberation Serif1" fo:font-size="12pt" style:text-underline-style="none" fo:font-weight="normal" style:letter-kerning="true" style:font-name-asian="DejaVu Sans1" style:font-size-asian="12pt" style:language-asian="zh" style:country-asian="CN" style:font-weight-asian="normal" style:font-name-complex="Lohit Hindi1" style:font-size-complex="12pt" style:font-weight-complex="normal"/>
    </style:style>
    <style:style style:name="T29" style:family="text">
      <style:text-properties style:use-window-font-color="true" style:font-name="Liberation Serif1" fo:font-size="12pt" style:text-underline-style="none" fo:font-weight="normal" style:letter-kerning="true" fo:background-color="#ffff99" loext:char-shading-value="0" style:font-name-asian="DejaVu Sans1" style:font-size-asian="12pt" style:language-asian="zh" style:country-asian="CN" style:font-weight-asian="normal" style:font-name-complex="Lohit Hindi1" style:font-size-complex="12pt" style:font-weight-complex="normal"/>
    </style:style>
    <style:style style:name="T30" style:family="text">
      <style:text-properties style:use-window-font-color="true" style:font-name="Liberation Serif1" fo:font-size="12pt" style:text-underline-style="none" fo:font-weight="normal" style:letter-kerning="true" fo:background-color="transparent" loext:char-shading-value="0" style:font-name-asian="DejaVu Sans1" style:font-size-asian="12pt" style:language-asian="zh" style:country-asian="CN" style:font-weight-asian="normal" style:font-name-complex="Lohit Hindi1" style:font-size-complex="12pt" style:font-weight-complex="normal"/>
    </style:style>
    <style:style style:name="T31" style:family="text">
      <style:text-properties style:use-window-font-color="true" style:font-name="Liberation Serif1" fo:font-size="12pt" fo:language="en" fo:country="US" style:text-underline-style="none" fo:font-weight="normal" style:letter-kerning="true" style:font-name-asian="DejaVu Sans1" style:font-size-asian="12pt" style:language-asian="zh" style:country-asian="CN" style:font-weight-asian="normal" style:font-name-complex="Lohit Hindi1" style:font-size-complex="12pt" style:language-complex="hi" style:country-complex="IN" style:font-weight-complex="normal"/>
    </style:style>
    <style:style style:name="T32" style:family="text">
      <style:text-properties style:use-window-font-color="true" style:font-name="Liberation Serif1" fo:font-size="12pt" fo:language="en" fo:country="US" style:text-underline-style="none" fo:font-weight="normal" style:letter-kerning="true" fo:background-color="transparent" loext:char-shading-value="0" style:font-name-asian="DejaVu Sans1" style:font-size-asian="12pt" style:language-asian="zh" style:country-asian="CN" style:font-weight-asian="normal" style:font-name-complex="Lohit Hindi1" style:font-size-complex="12pt" style:font-weight-complex="normal"/>
    </style:style>
    <style:style style:name="T33" style:family="text">
      <style:text-properties style:use-window-font-color="true" style:font-name="Liberation Serif1" fo:language="ru" fo:country="RU" style:text-underline-style="none" style:letter-kerning="true" style:font-name-asian="DejaVu Sans1" style:language-asian="zh" style:country-asian="CN" style:font-name-complex="Lohit Hindi1" style:language-complex="hi" style:country-complex="IN"/>
    </style:style>
    <style:style style:name="T34" style:family="text">
      <style:text-properties style:use-window-font-color="true" style:font-name="Liberation Serif1" fo:language="ru" fo:country="RU" style:text-underline-style="none" fo:font-weight="normal" style:letter-kerning="true" style:font-name-asian="DejaVu Sans1" style:language-asian="zh" style:country-asian="CN" style:font-weight-asian="normal" style:font-name-complex="Lohit Hindi1" style:language-complex="hi" style:country-complex="IN" style:font-weight-complex="normal"/>
    </style:style>
    <style:style style:name="T35" style:family="text">
      <style:text-properties style:use-window-font-color="true" style:font-name="Liberation Serif1" fo:language="ru" fo:country="RU" style:text-underline-style="none" fo:font-weight="normal" style:letter-kerning="true" fo:background-color="#ffff99" loext:char-shading-value="0" style:font-name-asian="DejaVu Sans1" style:language-asian="zh" style:country-asian="CN" style:font-weight-asian="normal" style:font-name-complex="Lohit Hindi1" style:language-complex="hi" style:country-complex="IN" style:font-weight-complex="normal"/>
    </style:style>
    <style:style style:name="T36" style:family="text">
      <style:text-properties style:use-window-font-color="true" style:font-name="Liberation Serif1" fo:language="en" fo:country="US" style:text-underline-style="none" fo:font-weight="normal" style:letter-kerning="true" style:font-name-asian="DejaVu Sans1" style:language-asian="zh" style:country-asian="CN" style:font-weight-asian="normal" style:font-name-complex="Lohit Hindi1" style:language-complex="hi" style:country-complex="IN" style:font-weight-complex="normal"/>
    </style:style>
    <style:style style:name="T37" style:family="text">
      <style:text-properties style:use-window-font-color="true" style:font-name="Liberation Serif1" fo:language="en" fo:country="US" style:text-underline-style="none" fo:font-weight="normal" style:letter-kerning="true" fo:background-color="transparent" loext:char-shading-value="0" style:font-name-asian="DejaVu Sans1" style:language-asian="zh" style:country-asian="CN" style:font-weight-asian="normal" style:font-name-complex="Lohit Hindi1" style:font-weight-complex="normal"/>
    </style:style>
    <style:style style:name="T38" style:family="text">
      <style:text-properties style:use-window-font-color="true" style:font-name="Liberation Serif1" style:text-underline-style="none" fo:font-weight="normal" style:letter-kerning="true" style:font-name-asian="DejaVu Sans1" style:language-asian="zh" style:country-asian="CN" style:font-weight-asian="normal" style:font-name-complex="Lohit Hindi1" style:font-weight-complex="normal"/>
    </style:style>
    <style:style style:name="T39" style:family="text">
      <style:text-properties style:use-window-font-color="true" style:font-name="Liberation Serif1" style:text-underline-style="none" fo:font-weight="normal" style:letter-kerning="true" fo:background-color="#ffff99" loext:char-shading-value="0" style:font-name-asian="DejaVu Sans1" style:language-asian="zh" style:country-asian="CN" style:font-weight-asian="normal" style:font-name-complex="Lohit Hindi1" style:font-weight-complex="normal"/>
    </style:style>
    <style:style style:name="T40" style:family="text">
      <style:text-properties style:use-window-font-color="true" style:font-name="Liberation Serif1" style:text-underline-style="none" fo:font-weight="normal" style:letter-kerning="true" fo:background-color="transparent" loext:char-shading-value="0" style:font-name-asian="DejaVu Sans1" style:language-asian="zh" style:country-asian="CN" style:font-weight-asian="normal" style:font-name-complex="Lohit Hindi1" style:font-weight-complex="normal"/>
    </style:style>
    <style:style style:name="T41" style:family="text">
      <style:text-properties style:use-window-font-color="true" style:font-name="Liberation Serif1" fo:font-size="14pt" fo:language="ru" fo:country="RU" style:text-underline-style="none" style:letter-kerning="true" style:font-name-asian="DejaVu Sans1" style:font-size-asian="14pt" style:language-asian="zh" style:country-asian="CN" style:font-name-complex="Lohit Hindi1" style:font-size-complex="14pt" style:language-complex="hi" style:country-complex="IN"/>
    </style:style>
    <style:style style:name="T42" style:family="text">
      <style:text-properties style:use-window-font-color="true" style:font-name="Liberation Serif1" fo:font-size="14pt" fo:language="ru" fo:country="RU" style:text-underline-style="none" fo:font-weight="normal" style:letter-kerning="true" style:font-name-asian="DejaVu Sans1" style:font-size-asian="14pt" style:language-asian="zh" style:country-asian="CN" style:font-weight-asian="normal" style:font-name-complex="Lohit Hindi1" style:font-size-complex="14pt" style:language-complex="hi" style:country-complex="IN" style:font-weight-complex="normal"/>
    </style:style>
    <style:style style:name="T43" style:family="text">
      <style:text-properties style:use-window-font-color="true" style:font-name="Liberation Serif1" fo:font-size="14pt" fo:language="ru" fo:country="RU" style:text-underline-style="none" fo:font-weight="normal" style:letter-kerning="true" fo:background-color="#ffff99" loext:char-shading-value="0" style:font-name-asian="DejaVu Sans1" style:font-size-asian="14pt" style:language-asian="zh" style:country-asian="CN" style:font-weight-asian="normal" style:font-name-complex="Lohit Hindi1" style:font-size-complex="14pt" style:language-complex="hi" style:country-complex="IN" style:font-weight-complex="normal"/>
    </style:style>
    <style:style style:name="T44" style:family="text">
      <style:text-properties style:use-window-font-color="true" style:font-name="Liberation Serif1" fo:font-size="14pt" fo:language="en" fo:country="US" style:text-underline-style="none" fo:font-weight="normal" style:letter-kerning="true" style:font-name-asian="DejaVu Sans1" style:font-size-asian="14pt" style:language-asian="zh" style:country-asian="CN" style:font-weight-asian="normal" style:font-name-complex="Lohit Hindi1" style:font-size-complex="14pt" style:language-complex="hi" style:country-complex="IN" style:font-weight-complex="normal"/>
    </style:style>
    <style:style style:name="T45" style:family="text">
      <style:text-properties style:use-window-font-color="true" style:font-name="Liberation Serif1" fo:font-size="14pt" fo:language="en" fo:country="US" style:text-underline-style="none" fo:font-weight="normal" style:letter-kerning="true" fo:background-color="transparent" loext:char-shading-value="0" style:font-name-asian="DejaVu Sans1" style:font-size-asian="14pt" style:language-asian="zh" style:country-asian="CN" style:font-weight-asian="normal" style:font-name-complex="Lohit Hindi1" style:font-size-complex="14pt" style:font-weight-complex="normal"/>
    </style:style>
    <style:style style:name="T46" style:family="text">
      <style:text-properties style:use-window-font-color="true" style:font-name="Liberation Serif1" fo:font-size="14pt" style:text-underline-style="none" fo:font-weight="normal" style:letter-kerning="true" style:font-name-asian="DejaVu Sans1" style:font-size-asian="14pt" style:language-asian="zh" style:country-asian="CN" style:font-weight-asian="normal" style:font-name-complex="Lohit Hindi1" style:font-size-complex="14pt" style:font-weight-complex="normal"/>
    </style:style>
    <style:style style:name="T47" style:family="text">
      <style:text-properties style:use-window-font-color="true" style:font-name="Liberation Serif1" fo:font-size="14pt" style:text-underline-style="none" fo:font-weight="normal" style:letter-kerning="true" fo:background-color="#ffff99" loext:char-shading-value="0" style:font-name-asian="DejaVu Sans1" style:font-size-asian="14pt" style:language-asian="zh" style:country-asian="CN" style:font-weight-asian="normal" style:font-name-complex="Lohit Hindi1" style:font-size-complex="14pt" style:font-weight-complex="normal"/>
    </style:style>
    <style:style style:name="T48" style:family="text">
      <style:text-properties style:use-window-font-color="true" style:font-name="Liberation Serif1" fo:font-size="14pt" style:text-underline-style="none" fo:font-weight="normal" style:letter-kerning="true" fo:background-color="transparent" loext:char-shading-value="0" style:font-name-asian="DejaVu Sans1" style:font-size-asian="14pt" style:language-asian="zh" style:country-asian="CN" style:font-weight-asian="normal" style:font-name-complex="Lohit Hindi1" style:font-size-complex="14pt" style:font-weight-complex="normal"/>
    </style:style>
    <style:style style:name="T49" style:family="text">
      <style:text-properties style:use-window-font-color="true" style:text-underline-style="none"/>
    </style:style>
    <style:style style:name="T50" style:family="text">
      <style:text-properties style:use-window-font-color="true" fo:font-size="14pt" style:text-underline-style="none" style:font-size-asian="14pt" style:font-size-complex="14pt"/>
    </style:style>
    <style:style style:name="T51" style:family="text">
      <style:text-properties style:use-window-font-color="true" fo:font-size="14pt" style:text-underline-style="none" fo:font-weight="normal" style:letter-kerning="true" style:font-name-asian="DejaVu Sans1" style:font-size-asian="14pt" style:language-asian="zh" style:country-asian="CN" style:font-weight-asian="normal" style:font-name-complex="Lohit Hindi1" style:font-size-complex="14pt" style:font-weight-complex="normal"/>
    </style:style>
    <style:style style:name="T52" style:family="text">
      <style:text-properties style:use-window-font-color="true" fo:font-size="14pt" style:text-underline-style="none" fo:font-weight="normal" style:letter-kerning="true" fo:background-color="#ffff99" loext:char-shading-value="0" style:font-name-asian="DejaVu Sans1" style:font-size-asian="14pt" style:language-asian="zh" style:country-asian="CN" style:font-weight-asian="normal" style:font-name-complex="Lohit Hindi1" style:font-size-complex="14pt" style:font-weight-complex="normal"/>
    </style:style>
    <style:style style:name="T53" style:family="text">
      <style:text-properties style:use-window-font-color="true" fo:font-size="14pt" style:text-underline-style="none" fo:font-weight="normal" style:letter-kerning="true" fo:background-color="transparent" loext:char-shading-value="0" style:font-name-asian="DejaVu Sans1" style:font-size-asian="14pt" style:language-asian="zh" style:country-asian="CN" style:font-weight-asian="normal" style:font-name-complex="Lohit Hindi1" style:font-size-complex="14pt" style:font-weight-complex="normal"/>
    </style:style>
    <style:style style:name="T54" style:family="text">
      <style:text-properties style:use-window-font-color="true" fo:font-size="14pt" fo:language="ru" fo:country="RU" style:text-underline-style="none" style:letter-kerning="true" style:font-name-asian="DejaVu Sans1" style:font-size-asian="14pt" style:language-asian="zh" style:country-asian="CN" style:font-name-complex="Lohit Hindi1" style:font-size-complex="14pt" style:language-complex="hi" style:country-complex="IN"/>
    </style:style>
    <style:style style:name="T55" style:family="text">
      <style:text-properties style:use-window-font-color="true" fo:font-size="14pt" fo:language="ru" fo:country="RU" style:text-underline-style="none" fo:font-weight="normal" style:letter-kerning="true" style:font-name-asian="DejaVu Sans1" style:font-size-asian="14pt" style:language-asian="zh" style:country-asian="CN" style:font-weight-asian="normal" style:font-name-complex="Lohit Hindi1" style:font-size-complex="14pt" style:language-complex="hi" style:country-complex="IN" style:font-weight-complex="normal"/>
    </style:style>
    <style:style style:name="T56" style:family="text">
      <style:text-properties style:use-window-font-color="true" fo:font-size="14pt" fo:language="ru" fo:country="RU" style:text-underline-style="none" fo:font-weight="normal" style:letter-kerning="true" fo:background-color="#ffff99" loext:char-shading-value="0" style:font-name-asian="DejaVu Sans1" style:font-size-asian="14pt" style:language-asian="zh" style:country-asian="CN" style:font-weight-asian="normal" style:font-name-complex="Lohit Hindi1" style:font-size-complex="14pt" style:language-complex="hi" style:country-complex="IN" style:font-weight-complex="normal"/>
    </style:style>
    <style:style style:name="T57" style:family="text">
      <style:text-properties style:use-window-font-color="true" fo:font-size="14pt" fo:language="en" fo:country="US" style:text-underline-style="none" fo:font-weight="normal" style:letter-kerning="true" style:font-name-asian="DejaVu Sans1" style:font-size-asian="14pt" style:language-asian="zh" style:country-asian="CN" style:font-weight-asian="normal" style:font-name-complex="Lohit Hindi1" style:font-size-complex="14pt" style:language-complex="hi" style:country-complex="IN" style:font-weight-complex="normal"/>
    </style:style>
    <style:style style:name="T58" style:family="text">
      <style:text-properties style:use-window-font-color="true" fo:font-size="14pt" fo:language="en" fo:country="US" style:text-underline-style="none" fo:font-weight="normal" style:letter-kerning="true" fo:background-color="transparent" loext:char-shading-value="0" style:font-name-asian="DejaVu Sans1" style:font-size-asian="14pt" style:language-asian="zh" style:country-asian="CN" style:font-weight-asian="normal" style:font-name-complex="Lohit Hindi1" style:font-size-complex="14pt" style:font-weight-complex="normal"/>
    </style:style>
    <style:style style:name="T59" style:family="text">
      <style:text-properties style:use-window-font-color="true" style:font-name="Times New Roman1" fo:font-size="14pt" fo:language="ru" fo:country="RU" style:text-underline-style="none" style:letter-kerning="true" style:font-name-asian="DejaVu Sans1" style:font-size-asian="14pt" style:language-asian="zh" style:country-asian="CN" style:font-name-complex="Lohit Hindi1" style:font-size-complex="14pt" style:language-complex="hi" style:country-complex="IN"/>
    </style:style>
    <style:style style:name="T60" style:family="text">
      <style:text-properties style:use-window-font-color="true" style:font-name="Times New Roman1" fo:font-size="14pt" fo:language="ru" fo:country="RU" style:text-underline-style="none" fo:font-weight="normal" style:letter-kerning="true" style:font-name-asian="DejaVu Sans1" style:font-size-asian="14pt" style:language-asian="zh" style:country-asian="CN" style:font-weight-asian="normal" style:font-name-complex="Lohit Hindi1" style:font-size-complex="14pt" style:language-complex="hi" style:country-complex="IN" style:font-weight-complex="normal"/>
    </style:style>
    <style:style style:name="T61" style:family="text">
      <style:text-properties style:use-window-font-color="true" style:font-name="Times New Roman1" fo:font-size="14pt" fo:language="ru" fo:country="RU" style:text-underline-style="none" fo:font-weight="normal" style:letter-kerning="true" fo:background-color="#ffff99" loext:char-shading-value="0" style:font-name-asian="DejaVu Sans1" style:font-size-asian="14pt" style:language-asian="zh" style:country-asian="CN" style:font-weight-asian="normal" style:font-name-complex="Lohit Hindi1" style:font-size-complex="14pt" style:language-complex="hi" style:country-complex="IN" style:font-weight-complex="normal"/>
    </style:style>
    <style:style style:name="T62" style:family="text">
      <style:text-properties style:use-window-font-color="true" style:font-name="Times New Roman1" fo:font-size="14pt" style:text-underline-style="none" style:font-size-asian="14pt" style:font-size-complex="14pt"/>
    </style:style>
    <style:style style:name="T63" style:family="text">
      <style:text-properties style:use-window-font-color="true" style:font-name="Times New Roman1" fo:font-size="14pt" style:text-underline-style="none" fo:font-weight="normal" style:letter-kerning="true" style:font-name-asian="DejaVu Sans1" style:font-size-asian="14pt" style:language-asian="zh" style:country-asian="CN" style:font-weight-asian="normal" style:font-name-complex="Lohit Hindi1" style:font-size-complex="14pt" style:font-weight-complex="normal"/>
    </style:style>
    <style:style style:name="T64" style:family="text">
      <style:text-properties style:use-window-font-color="true" style:font-name="Times New Roman1" fo:font-size="14pt" style:text-underline-style="none" fo:font-weight="normal" style:letter-kerning="true" fo:background-color="#ffff99" loext:char-shading-value="0" style:font-name-asian="DejaVu Sans1" style:font-size-asian="14pt" style:language-asian="zh" style:country-asian="CN" style:font-weight-asian="normal" style:font-name-complex="Lohit Hindi1" style:font-size-complex="14pt" style:font-weight-complex="normal"/>
    </style:style>
    <style:style style:name="T65" style:family="text">
      <style:text-properties style:use-window-font-color="true" style:font-name="Times New Roman1" fo:font-size="14pt" style:text-underline-style="none" fo:font-weight="normal" style:letter-kerning="true" fo:background-color="transparent" loext:char-shading-value="0" style:font-name-asian="DejaVu Sans1" style:font-size-asian="14pt" style:language-asian="zh" style:country-asian="CN" style:font-weight-asian="normal" style:font-name-complex="Lohit Hindi1" style:font-size-complex="14pt" style:font-weight-complex="normal"/>
    </style:style>
    <style:style style:name="T66" style:family="text">
      <style:text-properties style:use-window-font-color="true" style:font-name="Times New Roman1" fo:font-size="14pt" fo:language="en" fo:country="US" style:text-underline-style="none" fo:font-weight="normal" style:letter-kerning="true" style:font-name-asian="DejaVu Sans1" style:font-size-asian="14pt" style:language-asian="zh" style:country-asian="CN" style:font-weight-asian="normal" style:font-name-complex="Lohit Hindi1" style:font-size-complex="14pt" style:language-complex="hi" style:country-complex="IN" style:font-weight-complex="normal"/>
    </style:style>
    <style:style style:name="T67" style:family="text">
      <style:text-properties style:use-window-font-color="true" style:font-name="Times New Roman1" fo:font-size="14pt" fo:language="en" fo:country="US" style:text-underline-style="none" fo:font-weight="normal" style:letter-kerning="true" fo:background-color="transparent" loext:char-shading-value="0" style:font-name-asian="DejaVu Sans1" style:font-size-asian="14pt" style:language-asian="zh" style:country-asian="CN" style:font-weight-asian="normal" style:font-name-complex="Lohit Hindi1" style:font-size-complex="14pt" style:font-weight-complex="normal"/>
    </style:style>
    <style:style style:name="T68" style:family="text">
      <style:text-properties style:text-underline-style="none"/>
    </style:style>
    <style:style style:name="T69" style:family="text">
      <style:text-properties style:text-line-through-style="solid" style:text-line-through-type="single"/>
    </style:style>
    <style:style style:name="T70" style:family="text">
      <style:text-properties fo:font-variant="normal" fo:text-transform="none" fo:color="#ff0000" style:font-name="arial" fo:font-size="12pt" fo:letter-spacing="normal" fo:font-style="normal" fo:font-weight="normal"/>
    </style:style>
    <style:style style:name="T71" style:family="text">
      <style:text-properties fo:font-variant="normal" fo:text-transform="none" fo:color="#ff0000" style:font-name="arial" fo:letter-spacing="normal" fo:font-style="normal" fo:font-weight="normal"/>
    </style:style>
    <style:style style:name="T72" style:family="text">
      <style:text-properties fo:font-variant="normal" fo:text-transform="none" fo:color="#ff0000" fo:letter-spacing="normal" fo:font-style="normal" fo:font-weight="normal"/>
    </style:style>
    <style:style style:name="T73" style:family="text">
      <style:text-properties fo:color="#ff0000" fo:background-color="transparent" loext:char-shading-value="0"/>
    </style:style>
    <style:style style:name="T74" style:family="text">
      <style:text-properties fo:color="#ff0000" fo:language="ru" fo:country="RU" fo:background-color="transparent" loext:char-shading-value="0"/>
    </style:style>
    <style:style style:name="T75" style:family="text">
      <style:text-properties fo:color="#ff0000" fo:language="en" fo:country="US" fo:background-color="transparent" loext:char-shading-value="0"/>
    </style:style>
    <style:style style:name="T76" style:family="text">
      <style:text-properties fo:color="#ff0000" style:font-name="Liberation Serif1" fo:font-size="12pt" fo:language="ru" fo:country="RU" style:text-underline-style="none" fo:font-weight="normal" style:letter-kerning="true" style:font-name-asian="DejaVu Sans1" style:font-size-asian="12pt" style:language-asian="zh" style:country-asian="CN" style:font-weight-asian="normal" style:font-name-complex="Lohit Hindi1" style:font-size-complex="12pt" style:language-complex="hi" style:country-complex="IN" style:font-weight-complex="normal"/>
    </style:style>
    <style:style style:name="T77" style:family="text">
      <style:text-properties fo:color="#ff0000" style:font-name="Liberation Serif1" fo:font-size="12pt" fo:language="ru" fo:country="RU" style:text-underline-style="none" fo:font-weight="normal" style:letter-kerning="true" fo:background-color="transparent" loext:char-shading-value="0" style:font-name-asian="DejaVu Sans1" style:font-size-asian="12pt" style:language-asian="zh" style:country-asian="CN" style:font-weight-asian="normal" style:font-name-complex="Lohit Hindi1" style:font-size-complex="12pt" style:font-weight-complex="normal"/>
    </style:style>
    <style:style style:name="T78" style:family="text">
      <style:text-properties fo:color="#ff0000" style:font-name="Liberation Serif1" fo:font-size="12pt" fo:language="ru" fo:country="RU" style:text-underline-style="solid" style:text-underline-width="auto" style:text-underline-color="font-color" fo:font-weight="normal" style:letter-kerning="true" fo:background-color="transparent" loext:char-shading-value="0" style:font-name-asian="DejaVu Sans1" style:font-size-asian="12pt" style:language-asian="zh" style:country-asian="CN" style:font-weight-asian="normal" style:font-name-complex="Lohit Hindi1" style:font-size-complex="12pt" style:font-weight-complex="normal"/>
    </style:style>
    <style:style style:name="T79" style:family="text">
      <style:text-properties fo:color="#ff0000" style:font-name="Liberation Serif1" fo:language="ru" fo:country="RU" style:text-underline-style="none" fo:font-weight="normal" style:letter-kerning="true" style:font-name-asian="DejaVu Sans1" style:language-asian="zh" style:country-asian="CN" style:font-weight-asian="normal" style:font-name-complex="Lohit Hindi1" style:language-complex="hi" style:country-complex="IN" style:font-weight-complex="normal"/>
    </style:style>
    <style:style style:name="T80" style:family="text">
      <style:text-properties fo:color="#ff0000" style:font-name="Liberation Serif1" fo:language="ru" fo:country="RU" style:text-underline-style="none" fo:font-weight="normal" style:letter-kerning="true" fo:background-color="transparent" loext:char-shading-value="0" style:font-name-asian="DejaVu Sans1" style:language-asian="zh" style:country-asian="CN" style:font-weight-asian="normal" style:font-name-complex="Lohit Hindi1" style:font-weight-complex="normal"/>
    </style:style>
    <style:style style:name="T81" style:family="text">
      <style:text-properties fo:color="#ff0000" style:font-name="Liberation Serif1" fo:language="ru" fo:country="RU" style:text-underline-style="solid" style:text-underline-width="auto" style:text-underline-color="font-color" fo:font-weight="normal" style:letter-kerning="true" fo:background-color="transparent" loext:char-shading-value="0" style:font-name-asian="DejaVu Sans1" style:language-asian="zh" style:country-asian="CN" style:font-weight-asian="normal" style:font-name-complex="Lohit Hindi1" style:font-weight-complex="normal"/>
    </style:style>
    <style:style style:name="T82" style:family="text">
      <style:text-properties fo:color="#ff0000" style:font-name="Liberation Serif1" fo:font-size="14pt" fo:language="ru" fo:country="RU" style:text-underline-style="none" fo:font-weight="normal" style:letter-kerning="true" style:font-name-asian="DejaVu Sans1" style:font-size-asian="14pt" style:language-asian="zh" style:country-asian="CN" style:font-weight-asian="normal" style:font-name-complex="Lohit Hindi1" style:font-size-complex="14pt" style:language-complex="hi" style:country-complex="IN" style:font-weight-complex="normal"/>
    </style:style>
    <style:style style:name="T83" style:family="text">
      <style:text-properties fo:color="#ff0000" style:font-name="Liberation Serif1" fo:font-size="14pt" fo:language="ru" fo:country="RU" style:text-underline-style="none" fo:font-weight="normal" style:letter-kerning="true" fo:background-color="transparent" loext:char-shading-value="0" style:font-name-asian="DejaVu Sans1" style:font-size-asian="14pt" style:language-asian="zh" style:country-asian="CN" style:font-weight-asian="normal" style:font-name-complex="Lohit Hindi1" style:font-size-complex="14pt" style:font-weight-complex="normal"/>
    </style:style>
    <style:style style:name="T84" style:family="text">
      <style:text-properties fo:color="#ff0000" style:font-name="Liberation Serif1" fo:font-size="14pt" fo:language="ru" fo:country="RU" style:text-underline-style="solid" style:text-underline-width="auto" style:text-underline-color="font-color" fo:font-weight="normal" style:letter-kerning="true" fo:background-color="transparent" loext:char-shading-value="0" style:font-name-asian="DejaVu Sans1" style:font-size-asian="14pt" style:language-asian="zh" style:country-asian="CN" style:font-weight-asian="normal" style:font-name-complex="Lohit Hindi1" style:font-size-complex="14pt" style:font-weight-complex="normal"/>
    </style:style>
    <style:style style:name="T85" style:family="text">
      <style:text-properties fo:color="#ff0000" fo:font-size="14pt" fo:language="ru" fo:country="RU" style:text-underline-style="none" fo:font-weight="normal" style:letter-kerning="true" style:font-name-asian="DejaVu Sans1" style:font-size-asian="14pt" style:language-asian="zh" style:country-asian="CN" style:font-weight-asian="normal" style:font-name-complex="Lohit Hindi1" style:font-size-complex="14pt" style:language-complex="hi" style:country-complex="IN" style:font-weight-complex="normal"/>
    </style:style>
    <style:style style:name="T86" style:family="text">
      <style:text-properties fo:color="#ff0000" fo:font-size="14pt" fo:language="ru" fo:country="RU" style:text-underline-style="none" fo:font-weight="normal" style:letter-kerning="true" fo:background-color="transparent" loext:char-shading-value="0" style:font-name-asian="DejaVu Sans1" style:font-size-asian="14pt" style:language-asian="zh" style:country-asian="CN" style:font-weight-asian="normal" style:font-name-complex="Lohit Hindi1" style:font-size-complex="14pt" style:font-weight-complex="normal"/>
    </style:style>
    <style:style style:name="T87" style:family="text">
      <style:text-properties fo:color="#ff0000" fo:font-size="14pt" fo:language="ru" fo:country="RU" style:text-underline-style="solid" style:text-underline-width="auto" style:text-underline-color="font-color" fo:font-weight="normal" style:letter-kerning="true" fo:background-color="transparent" loext:char-shading-value="0" style:font-name-asian="DejaVu Sans1" style:font-size-asian="14pt" style:language-asian="zh" style:country-asian="CN" style:font-weight-asian="normal" style:font-name-complex="Lohit Hindi1" style:font-size-complex="14pt" style:font-weight-complex="normal"/>
    </style:style>
    <style:style style:name="T88" style:family="text">
      <style:text-properties fo:color="#ff0000" style:font-name="Times New Roman1" fo:font-size="14pt" fo:language="ru" fo:country="RU" style:text-underline-style="none" fo:font-weight="normal" style:letter-kerning="true" style:font-name-asian="DejaVu Sans1" style:font-size-asian="14pt" style:language-asian="zh" style:country-asian="CN" style:font-weight-asian="normal" style:font-name-complex="Lohit Hindi1" style:font-size-complex="14pt" style:language-complex="hi" style:country-complex="IN" style:font-weight-complex="normal"/>
    </style:style>
    <style:style style:name="T89" style:family="text">
      <style:text-properties fo:color="#ff0000" style:font-name="Times New Roman1" fo:font-size="14pt" fo:language="ru" fo:country="RU" style:text-underline-style="none" fo:font-weight="normal" style:letter-kerning="true" fo:background-color="transparent" loext:char-shading-value="0" style:font-name-asian="DejaVu Sans1" style:font-size-asian="14pt" style:language-asian="zh" style:country-asian="CN" style:font-weight-asian="normal" style:font-name-complex="Lohit Hindi1" style:font-size-complex="14pt" style:font-weight-complex="normal"/>
    </style:style>
    <style:style style:name="T90" style:family="text">
      <style:text-properties fo:color="#ff0000" style:font-name="Times New Roman1" fo:font-size="14pt" fo:language="ru" fo:country="RU" style:text-underline-style="solid" style:text-underline-width="auto" style:text-underline-color="font-color" fo:font-weight="normal" style:letter-kerning="true" fo:background-color="transparent" loext:char-shading-value="0" style:font-name-asian="DejaVu Sans1" style:font-size-asian="14pt" style:language-asian="zh" style:country-asian="CN" style:font-weight-asian="normal" style:font-name-complex="Lohit Hindi1" style:font-size-complex="14pt" style:font-weight-complex="normal"/>
    </style:style>
    <style:style style:name="T91" style:family="text">
      <style:text-properties fo:language="en" fo:country="US"/>
    </style:style>
    <style:style style:name="T92" style:family="text">
      <style:text-properties fo:background-color="#ffff99" loext:char-shading-value="0"/>
    </style:style>
    <style:style style:name="T93" style:family="text">
      <style:text-properties fo:font-size="14pt" style:font-size-asian="14pt" style:font-size-complex="14pt"/>
    </style:style>
    <style:style style:name="T94" style:family="text">
      <style:text-properties fo:font-size="14pt" style:font-size-asian="14pt" style:font-name-complex="Times New Roman" style:font-size-complex="14pt"/>
    </style:style>
    <style:style style:name="T95" style:family="text">
      <style:text-properties fo:font-size="14pt" style:font-size-asian="14pt" style:font-name-complex="Arial" style:font-size-complex="14pt"/>
    </style:style>
    <style:style style:name="T96" style:family="text">
      <style:text-properties fo:font-size="14pt" style:text-underline-style="none" style:font-size-asian="14pt" style:font-size-complex="14pt"/>
    </style:style>
    <style:style style:name="T97" style:family="text">
      <style:text-properties fo:font-size="14pt" fo:font-weight="bold" style:font-size-asian="14pt" style:font-weight-asian="bold" style:font-size-complex="14pt"/>
    </style:style>
    <style:style style:name="T98" style:family="text">
      <style:text-properties style:font-name-asian="Times New Roman" style:font-name-complex="Times New Roman"/>
    </style:style>
    <style:style style:name="T99" style:family="text">
      <style:text-properties style:font-name-complex="Times New Roman"/>
    </style:style>
    <style:style style:name="T100" style:family="text">
      <style:text-properties style:font-name="Times New Roman1" fo:font-size="14pt" style:font-size-asian="14pt" style:font-size-complex="14pt"/>
    </style:style>
    <style:style style:name="T101" style:family="text">
      <style:text-properties style:font-name="Times New Roman1" fo:font-size="14pt" style:font-size-asian="14pt" style:font-name-complex="Times New Roman" style:font-size-complex="14pt"/>
    </style:style>
    <style:style style:name="T102" style:family="text">
      <style:text-properties style:font-name="Times New Roman1" fo:font-size="14pt" style:font-size-asian="14pt" style:font-name-complex="Arial" style:font-size-complex="14pt"/>
    </style:style>
    <style:style style:name="T103" style:family="text">
      <style:text-properties style:font-name="Times New Roman1" fo:font-size="14pt" style:text-underline-style="none" style:font-size-asian="14pt" style:font-size-complex="14pt"/>
    </style:style>
    <style:style style:name="T104" style:family="text">
      <style:text-properties style:font-name="Times New Roman1" fo:font-size="14pt" fo:font-weight="bold" style:font-size-asian="14pt" style:font-weight-asian="bold" style:font-size-complex="14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ВЫПУСКНОАЯ КВАЛИФИКАЦИОННАЯ РАБОТА</text:p>
      <text:p text:style-name="P2">Оценка защищенности персональных данных пользователя на основе его активности в социальных сетях</text:p>
      <text:p text:style-name="P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3"><text:a xlink:type="simple" xlink:href="#__RefHeading__1411_673851389" text:style-name="Index_20_Link" text:visited-style-name="Index_20_Link">Введение<text:tab/>1</text:a></text:p>
          <text:p text:style-name="P4"><text:a xlink:type="simple" xlink:href="#__RefHeading__2095_1315268770" text:style-name="Index_20_Link" text:visited-style-name="Index_20_Link">Цели и задачи дипломного проекта<text:tab/>2</text:a></text:p>
          <text:p text:style-name="P4"><text:a xlink:type="simple" xlink:href="#__RefHeading__1413_673851389" text:style-name="Index_20_Link" text:visited-style-name="Index_20_Link">Анализ существующих решений<text:tab/>3</text:a></text:p>
          <text:p text:style-name="P5"><text:a xlink:type="simple" xlink:href="#__RefHeading__1630_673851389" text:style-name="Index_20_Link" text:visited-style-name="Index_20_Link">Отдельные web-приложения для поиска людей<text:tab/>3</text:a></text:p>
          <text:p text:style-name="P5"><text:a xlink:type="simple" xlink:href="#__RefHeading__1628_673851389" text:style-name="Index_20_Link" text:visited-style-name="Index_20_Link">Сервисы анализа сообществ и трендов в социальных сетях<text:tab/>3</text:a></text:p>
          <text:p text:style-name="P5"><text:a xlink:type="simple" xlink:href="#__RefHeading__1632_673851389" text:style-name="Index_20_Link" text:visited-style-name="Index_20_Link">Приложения для платформы vk.com<text:tab/>5</text:a></text:p>
          <text:p text:style-name="P4"><text:a xlink:type="simple" xlink:href="#__RefHeading__1415_673851389" text:style-name="Index_20_Link" text:visited-style-name="Index_20_Link">Обоснование выбора технических инструментов для реализации приложения<text:tab/>5</text:a></text:p>
          <text:p text:style-name="P4"><text:a xlink:type="simple" xlink:href="#__RefHeading__1417_673851389" text:style-name="Index_20_Link" text:visited-style-name="Index_20_Link">Введение с обоснованием выбора темы и постановкой задач<text:tab/>7</text:a></text:p>
        </text:index-body>
      </text:table-of-content>
      <text:p text:style-name="P1"/>
      <text:p text:style-name="P10"/>
      <text:p text:style-name="P11"/>
      <text:h text:style-name="P38" text:outline-level="1"><text:bookmark-start text:name="__RefHeading__1411_673851389"/>Введение<text:bookmark-end text:name="__RefHeading__1411_673851389"/></text:h>
      <text:p text:style-name="P26">В настоящий момент остро стоит вопрос о сохранении тайны связи при использовании электронной почты, чатов, социальных сетей и иных электронных средств коммуникаций. К сожалению, современная российская практика показывает, что действие закона о сохранении тайны связи не распространяется на публичные сервисы<text:note text:id="ftn1" text:note-class="footnote"><text:note-citation>1</text:note-citation><text:note-body><text:p text:style-name="Footnote"><text:s/><text:a xlink:type="simple" xlink:href="http://www.securitylab.ru/blog/personal/emeliyannikov/37733.php">http://www.securitylab.ru/blog/personal/emeliyannikov/37733.php</text:a> </text:p></text:note-body></text:note>. Кроме того, опубликованные Эдвардом Сноуденом данные наглядно демонстрируют, что <text:s text:c="2"/>межправительственные системы слежения (созданные для борьбы с терроризмом) используются для достижения экономических и политических целей, и нарушают права граждан на тайну частной жизни и тайну переписки.<text:note text:id="ftn2" text:note-class="footnote"><text:note-citation>2</text:note-citation><text:note-body><text:p text:style-name="Footnote"><text:s/><text:a xlink:type="simple" xlink:href="http://www.youtube.com/watch?v=3_0XAiWa9cg">http://www.youtube.com/watch?v=3_0XAiWa9cg</text:a> (<text:bookmark text:name="watch-headline-title"/><text:bookmark text:name="eow-title"/>Эдвард Сноуден: Как нам вернуть Интернет (на русском))</text:p></text:note-body></text:note> </text:p>
      <text:p text:style-name="P25"/>
      <text:p text:style-name="P25">Моей целью является создание интернет-проекта, демонстрирующего различные возможности по сбору сведений об отдельном человеке с использованием только открытых источников.<text:note text:id="ftn3" text:note-class="footnote"><text:note-citation>3</text:note-citation><text:note-body><text:p text:style-name="Footnote"><text:s/><text:a xlink:type="simple" xlink:href="http://habrahabr.ru/post/192852/">http://habrahabr.ru/post/192852/</text:a> </text:p></text:note-body></text:note><text:note text:id="ftn4" text:note-class="footnote"><text:note-citation>4</text:note-citation><text:note-body><text:p text:style-name="Footnote"><text:s/><text:a xlink:type="simple" xlink:href="https://ru.wikipedia.org/wiki//Сноуден,_Эдвард">https://ru.wikipedia.org/wiki//Сноуден,_Эдвард</text:a> </text:p></text:note-body></text:note> Особенно интересным представляется создать приложение для автоматизированного анализа страницы в социальной сети с выделением дополнительных сведений о человеке, на основе сведений о его друзьях. Приложение планируется создать в демонстрационный целях т.к. решение о публикации своих данных осуществляется непосредственно человеком. </text:p>
      <text:p text:style-name="P25"><text:s/></text:p>
      <text:p text:style-name="P25">Люди часто недооценивают значение метаданных и комплексного анализа отдельных фактов. Любое общение является двухсторнним и по этому узнать конфиденциальную информацию можно не только от самого чловека, но и от <text:soft-page-break/>всех объектов, с которыми он вступал в общение. Причем чем ближе «сильнее» связаны объекты тем больше данных они могут передать, друг о друге.</text:p>
      <text:p text:style-name="P25"/>
      <text:p text:style-name="P25">Данный сервис задуман с целью проверки точности той личной информации, которую пользователь делает открытой, становясь участников виртуального сообщества.</text:p>
      <text:p text:style-name="P25"/>
      <text:p text:style-name="P25">Данный сервис не является социально опасным по следующим причинам: </text:p>
      <text:list xml:id="list622257136166507078" text:style-name="L1">
        <text:list-item>
          <text:p text:style-name="P27">пользователь сервиса имеет возможность анализа только той страницы, для которой известны данные авторизации; </text:p>
        </text:list-item>
        <text:list-item>
          <text:p text:style-name="P27">сервис безопасен для пользователя т. к. авторизация происходит по средствам <text:tab/>API социальной сети и данные авторизации не передаются на сервер приложения; </text:p>
        </text:list-item>
        <text:list-item>
          <text:p text:style-name="P27">как известно, идеи - не патентуются. Мировой опыт показывает, что уже созданы куда более мощные средства для анализа данных. Однако, все они являются достоянием специальных служб. Данный сервис является попыткой защитить конечного пользователя, демонстрируя ему часть той информации, которую о нем могут собрать соответствующие службы.</text:p>
        </text:list-item>
      </text:list>
      <text:p text:style-name="P25"/>
      <text:p text:style-name="P12">Основной функционал приложения</text:p>
      <text:p text:style-name="P25"><text:span text:style-name="T69">Приложение решает одну единственную задачу — определение</text:span> <text:span text:style-name="T72">Обязательный функционал позволит определить пол</text:span>, возраста, ВУЗа некоторой персоны в социальный сети Вконтакте, на основе данных получаемых в автоматическом режиме. <text:span text:style-name="T69">Реализация дополнительного функционала, сообщающего значимую дополнительную информацию о человеке. Здесь не приводиться каким конкретно будет дополнительный функционал потому что</text:span> <text:span text:style-name="T72">Состав дополнительного функционала, сообщающий значимую дополнительную информацию о человеке,  будет определен в процессе разработки, т.к. </text:span>на начальном этапе не представляется возможным определить его из-за размеров проекта социальной сети Вконтакте. <text:span text:style-name="T69">Данный функционал будет определен позже на этапе разработке приложения. </text:span></text:p>
      <text:h text:style-name="P39" text:outline-level="2"><text:bookmark-start text:name="__RefHeading__2095_1315268770"/>Цели и задачи дипломного проекта<text:bookmark-end text:name="__RefHeading__2095_1315268770"/></text:h>
      <text:p text:style-name="P33">Цели выделены маркированным списком с отступов в одну табуляцию, задачи выделены маркированным списком с отступов в две табуляции<text:span text:style-name="T73"> </text:span><text:span text:style-name="T75">[</text:span><text:span text:style-name="T74">Цели и задачи выделяются не табуляцией, а блоком «Цели» и блоком «Задачи».</text:span><text:span text:style-name="T75">]</text:span></text:p>
      <text:list xml:id="list6587714116999570972" text:style-name="L2">
        <text:list-item>
          <text:p text:style-name="P28">Анализ существующих решений, доступных обычному пользователю</text:p>
          <text:list>
            <text:list-item>
              <text:p text:style-name="P28">выделение и ранжирование списка платформ и типов приложений, которые необходимо проанализировать</text:p>
            </text:list-item>
            <text:list-item>
              <text:p text:style-name="P28"><text:soft-page-break/>составление описания для каждого решения </text:p>
            </text:list-item>
          </text:list>
        </text:list-item>
        <text:list-item>
          <text:p text:style-name="P28">Разработка приложения реализующего заявленный функциональной</text:p>
          <text:list>
            <text:list-item>
              <text:p text:style-name="P28">анализ инструментария для написания приложения</text:p>
            </text:list-item>
            <text:list-item>
              <text:p text:style-name="P28">анализ законности существования подобного рода приложениям</text:p>
            </text:list-item>
            <text:list-item>
              <text:p text:style-name="P28">анализ существующих научных подходов для реализация данной задачи</text:p>
            </text:list-item>
            <text:list-item>
              <text:p text:style-name="P28">составление списка минимального функционала, которым должно обладать приложение</text:p>
            </text:list-item>
            <text:list-item>
              <text:p text:style-name="P28">реализация заявленного списка функций</text:p>
            </text:list-item>
            <text:list-item>
              <text:p text:style-name="P28">тестирование и доработка приложения</text:p>
            </text:list-item>
            <text:list-item>
              <text:p text:style-name="P28"/>
            </text:list-item>
          </text:list>
        </text:list-item>
        <text:list-item>
          <text:p text:style-name="P13">Составление описания диплома</text:p>
          <text:list>
            <text:list-item>
              <text:p text:style-name="P13">к сожалению я не знаю, что сюда написать</text:p>
            </text:list-item>
          </text:list>
        </text:list-item>
      </text:list>
      <text:p text:style-name="P25"/>
      <text:p text:style-name="P25"/>
      <text:h text:style-name="P39" text:outline-level="2"><text:bookmark-start text:name="__RefHeading__1413_673851389"/>Анализ существующих решений<text:bookmark-end text:name="__RefHeading__1413_673851389"/></text:h>
      <text:p text:style-name="P25">В следствии огромной популярности социальных сети, в сети уже давно стали появляться проекты, дополняющие функционал социальных сетей, решающие иные задачи с участием инструментария предоставляемого социальными сетями. Так же существуют проекты обобщающие функционал различных социальных сетей в одном месте, такие проекты получили название агригаторов. Базовый функционал социальных сетей схож, а вот различные проекты построенные на основе социальных сетей очень различны, <text:span text:style-name="T92">чтобы определить какой функционал уже реализован, а какой еще только предстоит написать был сделан анализ сторонних сервисов и приложения.</text:span><text:span text:style-name="T73"> </text:span><text:span text:style-name="T75">[</text:span><text:span text:style-name="T73">Анализ делается для того, чтобы подтвердить актуальность поднятой тобой проблемы, ее нерешенность.</text:span><text:span text:style-name="T75">]</text:span></text:p>
      <text:p text:style-name="P14">Был проведен анализ существующих решений, которые с помощью различных исходных данных и методов позволяют «вычислить» дополнительную информацию о человеке.</text:p>
      <text:h text:style-name="P40" text:outline-level="3"><text:bookmark-start text:name="__RefHeading__1630_673851389"/>Отдельные web-приложения для поиска людей<text:bookmark-end text:name="__RefHeading__1630_673851389"/></text:h>
      <text:p text:style-name="P25">В сети Интернет представлен ряд приложений для поиска аккаунтов людей сразу во множестве социальных сетей. Стоит отметить, что в данный момент количество социальных сетей уже исчисляется десятками и это только тех, которые имеют крупное и живое сообщество. Все сети имеют свои особенности поэтому агрегация всего этого многообразия задача не простая и имеющая <text:soft-page-break/>несколько решений.</text:p>
      <text:list xml:id="list6494330007351854838" text:style-name="WW8Num3">
        <text:list-item>
          <text:p text:style-name="P16"><text:a xlink:type="simple" xlink:href="http://people.yandex.ru/"><text:span text:style-name="Internet_20_link"><text:span text:style-name="T100">people.yandex.ru</text:span></text:span></text:a><text:span text:style-name="Internet_20_link"><text:span text:style-name="T103"> </text:span></text:span><text:span text:style-name="Internet_20_link"><text:span text:style-name="T59">– Простой сервис (в одну строку) поиска в различных социальных сетях, в которых есть значительная доля русскоговорящих людей. Так же сервис обладает функционалом кластеризации результатов. <text:s/>Сервис не содержит функционала похожего на мое приложения, но является неплохим примером построения интерфейса взаимодействия с пользователем.</text:span></text:span></text:p>
        </text:list-item>
        <text:list-item>
          <text:p text:style-name="P16"><text:a xlink:type="simple" xlink:href="http://topsy.com/"><text:span text:style-name="Internet_20_link"><text:span text:style-name="T100">http://topsy.com</text:span></text:span></text:a><text:span text:style-name="Internet_20_link"><text:span text:style-name="T100"> </text:span></text:span><text:span text:style-name="Internet_20_link"><text:span text:style-name="T62">- realtime поисковая система, специализирующаяся на поиске по социальным медиа, таким как блоги, твиттер, сообщения в социальных сетях</text:span></text:span></text:p>
        </text:list-item>
        <text:list-item>
          <text:p text:style-name="P16"><text:a xlink:type="simple" xlink:href="http://qwant.com/"><text:span text:style-name="Internet_20_link"><text:span text:style-name="T100">http://qwant.com</text:span></text:span></text:a><text:span text:style-name="T100"> — поисковая система с особым подход к ранжированию и поиском по англоязычным социальным сетям (в этой части напоминает people.yandex.ru)</text:span></text:p>
        </text:list-item>
        <text:list-item>
          <text:p text:style-name="P16"><text:a xlink:type="simple" xlink:href="http://spokeo.com/"><text:span text:style-name="Internet_20_link"><text:span text:style-name="T100">http://spokeo.com</text:span></text:span></text:a><text:span text:style-name="T100"> — сайт для поиска людей, аггрегирующий информацию из множества других он-лайн и офф-лайн источников таких как: телефонные справочники, социальные сети, фотоальбомы, маркетинговые исследования, списки рассылки, государственные переписи, безнесс-сайты, всего — более чем из 60 источников. Основные базы для поиска на английском языке и как следствие хорошо ищет людей пользующихся иностранными сайтами в повседневной жизни.</text:span></text:p>
        </text:list-item>
      </text:list>
      <text:h text:style-name="P40" text:outline-level="3"><text:bookmark-start text:name="__RefHeading__1628_673851389"/>Сервисы анализа сообществ и трендов в социальных сетях<text:bookmark-end text:name="__RefHeading__1628_673851389"/></text:h>
      <text:p text:style-name="P25">В интернете содержится огромное количество книг, инструкций и примеров психологических анализов страницы из социальной сети, но он-лайн сервисы отсутствуют как таковые. </text:p>
      <text:p text:style-name="P25">Данный класс приложений похож на мое приложение тем, что анализирует с помощью автоматических алгоритмов состояние и изменения в сообществах и социумах, в то время как я анализирую отдельного человека. Некоторые из этих приложений уникальны и весьма интересны и потому и включены в анализ. </text:p>
      <text:p text:style-name="P15"><text:span text:style-name="T91">[</text:span>АНАЛИЗ КАЖДОГО ПРОДУКТА ДОЛЖЕН БЫТЬ НЕ НА 1-3 СТРОКИ ТЕКСТА, А ПОЛОВИНУ СТРАНИЦЫ А4, т. к. это АНАЛИЗ, а не «отсыл к тому, что и так все знают, поэтому хватит пары слов» <text:span text:style-name="T91">]</text:span></text:p>
      <text:list xml:id="list6550173210714482757" text:style-name="WW8Num5">
        <text:list-item>
          <text:p text:style-name="P17"><text:a xlink:type="simple" xlink:href="http://tweetstats.com/"><text:span text:style-name="Internet_20_link"><text:span text:style-name="T104">TweetStats</text:span></text:span></text:a><text:span text:style-name="Internet_20_link"><text:span text:style-name="T104"> - </text:span></text:span><text:span text:style-name="Internet_20_link"><text:span text:style-name="T21"><text:s/>показывает количество сообщений по месяцам, частоту сообщений в зависимости от времени дня и дня недели</text:span></text:span></text:p>
        </text:list-item>
        <text:list-item>
          <text:p text:style-name="P34"><text:a xlink:type="simple" xlink:href="http://twinfluence.com/"><text:span text:style-name="Internet_20_link"><text:span text:style-name="T104">Twinfluence</text:span></text:span></text:a><text:span text:style-name="Internet_20_link"><text:span text:style-name="T104"> - </text:span></text:span><text:span text:style-name="Internet_20_link"><text:span text:style-name="T22">является простым инструментом для измерения совокупного влияния твиплов и их фолловеров, а также в качестве бонуса предоставляет статистику некоторых социальных сетей</text:span></text:span></text:p>
        </text:list-item>
        <text:list-item>
          <text:p text:style-name="P17"><text:a xlink:type="simple" xlink:href="http://www.tweeteffect.com/"><text:span text:style-name="Internet_20_link"><text:span text:style-name="T104">TweetEffect</text:span></text:span></text:a><text:span text:style-name="Internet_20_link"><text:span text:style-name="T104"> - </text:span></text:span><text:span text:style-name="Internet_20_link"><text:span text:style-name="T22">Показывает, как меняется количество ваших фоловеров после каждого сообщения.</text:span></text:span></text:p>
        </text:list-item>
        <text:list-item>
          <text:p text:style-name="P17"><text:a xlink:type="simple" xlink:href="http://twitteranalyzer.com/"><text:span text:style-name="Internet_20_link"><text:span text:style-name="T104">Twitteranalyzer</text:span></text:span></text:a><text:span text:style-name="Internet_20_link"><text:span text:style-name="T104"> -</text:span></text:span><text:span text:style-name="Internet_20_link"><text:span text:style-name="T22"> статистика по <text:s/>направлениям: Пользователи, Друзья, </text:span></text:span><text:soft-page-break/><text:span text:style-name="Internet_20_link"><text:span text:style-name="T22">Упоминания, Группы и более мелким подуровням. Много информации для анализа</text:span></text:span></text:p>
        </text:list-item>
        <text:list-item>
          <text:p text:style-name="P17"><text:a xlink:type="simple" xlink:href="http://twittercounter.com/"><text:span text:style-name="Internet_20_link"><text:span text:style-name="T104">TwitterCounter</text:span></text:span></text:a><text:span text:style-name="Internet_20_link"><text:span text:style-name="T104"> - </text:span></text:span><text:span text:style-name="Internet_20_link"><text:span text:style-name="T22">позволяет отслеживать статистику популярности вашего аккаунта, настроить уведомления себе на почту.</text:span></text:span></text:p>
        </text:list-item>
        <text:list-item>
          <text:p text:style-name="P17"><text:a xlink:type="simple" xlink:href="http://twittergrader.com/"><text:span text:style-name="Internet_20_link"><text:span text:style-name="T104">Twittergrader</text:span></text:span></text:a><text:span text:style-name="Internet_20_link"><text:span text:style-name="T104"> - </text:span></text:span><text:span text:style-name="Internet_20_link"><text:span text:style-name="T22">Детальная статистика аккаунта с показами всех заходов и так далее.</text:span></text:span></text:p>
        </text:list-item>
        <text:list-item>
          <text:p text:style-name="P17"><text:a xlink:type="simple" xlink:href="http://klout.com/"><text:span text:style-name="Internet_20_link"><text:span text:style-name="T104">Klout</text:span></text:span></text:a><text:span text:style-name="Internet_20_link"><text:span text:style-name="T104"> - </text:span></text:span><text:span text:style-name="Internet_20_link"><text:span text:style-name="T22">Статистика аккаунта, динамика роста, его твит-сила</text:span></text:span></text:p>
        </text:list-item>
        <text:list-item>
          <text:p text:style-name="P17"><text:a xlink:type="simple" xlink:href="http://twitter-friends.com/"><text:span text:style-name="Internet_20_link"><text:span text:style-name="T104">Tweetmetrics</text:span></text:span></text:a><text:span text:style-name="Internet_20_link"><text:span text:style-name="T104"> - </text:span></text:span><text:span text:style-name="Internet_20_link"><text:span text:style-name="T22">Разнообразная статистика аккаунта</text:span></text:span></text:p>
        </text:list-item>
        <text:list-item>
          <text:p text:style-name="P17"><text:a xlink:type="simple" xlink:href="http://www.trendrr.com/"><text:span text:style-name="Internet_20_link"><text:span text:style-name="T104">Trendrr</text:span></text:span></text:a><text:span text:style-name="Internet_20_link"><text:span text:style-name="T104"> - </text:span></text:span><text:span text:style-name="Internet_20_link"><text:span text:style-name="T22">Мощный сервис для сбора статистики в интернете, включая Твиттер. </text:span></text:span></text:p>
        </text:list-item>
        <text:list-item>
          <text:p text:style-name="P17"><text:a xlink:type="simple" xlink:href="http://trendistic.com/"><text:span text:style-name="Internet_20_link"><text:span text:style-name="T104">Trendistic</text:span></text:span></text:a><text:span text:style-name="Internet_20_link"><text:span text:style-name="T104"> - </text:span></text:span><text:span text:style-name="Internet_20_link"><text:span text:style-name="T22">дает представление о популярности того или иного запроса, и представляет его количество повторений в Twitter на графике.</text:span></text:span></text:p>
        </text:list-item>
        <text:list-item>
          <text:p text:style-name="P17"><text:a xlink:type="simple" xlink:href="http://tweetbeep.com/"><text:span text:style-name="Internet_20_link"><text:span text:style-name="T104">TweetBeep</text:span></text:span></text:a><text:span text:style-name="Internet_20_link"><text:span text:style-name="T104"> - </text:span></text:span><text:span text:style-name="Internet_20_link"><text:span text:style-name="T22">позволяет отслеживать упоминание бренда, имени, сайта, вообще любого слова в Твиттере, присылая уведомления.</text:span></text:span></text:p>
        </text:list-item>
        <text:list-item>
          <text:p text:style-name="P17"><text:a xlink:type="simple" xlink:href="http://analytics.ad.ly/"><text:span text:style-name="Internet_20_link"><text:span text:style-name="T104">Analytics.ad.ly</text:span></text:span></text:a><text:span text:style-name="Internet_20_link"><text:span text:style-name="T104"> - </text:span></text:span><text:span text:style-name="Internet_20_link"><text:span text:style-name="T22">Систематизирует информацию о фолловерах.</text:span></text:span></text:p>
        </text:list-item>
        <text:list-item>
          <text:p text:style-name="P17"><text:a xlink:type="simple" xlink:href="http://www.neoformix.com/Projects/TwitterStreamGraphs/view.php"><text:span text:style-name="Internet_20_link"><text:span text:style-name="T104">TwitterStreamGraphs</text:span></text:span></text:a><text:span text:style-name="Internet_20_link"><text:span text:style-name="T104"> - </text:span></text:span><text:span text:style-name="Internet_20_link"><text:span text:style-name="T22">Интерактивный инструмент, позволяющий создать график на основе слов упоминающихся в сообщениях пользователей Твиттере.</text:span></text:span></text:p>
        </text:list-item>
        <text:list-item>
          <text:p text:style-name="P17"><text:a xlink:type="simple" xlink:href="http://tweetoclock.com/"><text:span text:style-name="Internet_20_link"><text:span text:style-name="T104">Tweetoclock</text:span></text:span></text:a><text:span text:style-name="Internet_20_link"><text:span text:style-name="T104"> - поможет отследить время использования пользователями своего твиттер-аккаунта.</text:span></text:span></text:p>
        </text:list-item>
        <text:list-item>
          <text:p text:style-name="P17"><text:a xlink:type="simple" xlink:href="http://www.radian6.com/"><text:span text:style-name="Internet_20_link"><text:span text:style-name="T104">Radia</text:span></text:span></text:a><text:span text:style-name="Internet_20_link"><text:span text:style-name="T104">n - </text:span></text:span><text:span text:style-name="Internet_20_link"><text:span text:style-name="T60">Мощное средство для анализа социальных сервисов, включающее в себя и инструменты для анализа Твиттера.</text:span></text:span></text:p>
        </text:list-item>
        <text:list-item>
          <text:p text:style-name="P17"><text:a xlink:type="simple" xlink:href="http://www.sleepingtime.org/"><text:span text:style-name="Internet_20_link"><text:span text:style-name="T104">sleepingtime.org</text:span></text:span></text:a><text:span text:style-name="Internet_20_link"><text:span text:style-name="T104"> — </text:span></text:span><text:span text:style-name="Internet_20_link"><text:span text:style-name="T60">сайт анализирует время Вашего сна по твиттам.</text:span></text:span></text:p>
        </text:list-item>
      </text:list>
      <text:p text:style-name="Text_20_body"><text:span text:style-name="Internet_20_link"><text:span text:style-name="T60"/></text:span></text:p>
      <text:p text:style-name="Text_20_body"><text:span text:style-name="Internet_20_link"><text:span text:style-name="T60">По итогам анализа этих проектов были сделаны следующие выводы:</text:span></text:span></text:p>
      <text:list xml:id="list8849265177367522484" text:style-name="L3">
        <text:list-item>
          <text:p text:style-name="P18"><text:span text:style-name="Internet_20_link"><text:span text:style-name="T60">чем больше данных доступны для анализа, тем больше автоматической аналитики можно построить</text:span></text:span></text:p>
        </text:list-item>
        <text:list-item>
          <text:p text:style-name="P18"><text:span text:style-name="Internet_20_link"><text:span text:style-name="T60">т</text:span></text:span><text:span text:style-name="Internet_20_link"><text:span text:style-name="T61">ак как в разных социальных сетях сидят одни и и те же людей, то при отслеживании каких либо общественных изменений, как правило, достаточно глубоко анализа одной из платформ, поэтому большинство сервисов заточены на Twitter, как наиболее удобную и открытую социальную сеть из всех.</text:span></text:span><text:span text:style-name="Internet_20_link"><text:span text:style-name="T60"> </text:span></text:span><text:span text:style-name="Internet_20_link"><text:span text:style-name="T66">[</text:span></text:span><text:span text:style-name="Internet_20_link"><text:span text:style-name="T88">Несогласованное предложение</text:span></text:span><text:span text:style-name="Internet_20_link"><text:span text:style-name="T66">]</text:span></text:span><text:span text:style-name="Internet_20_link"><text:span text:style-name="T60">В то время как для социальной сети google+ сайтов представлено крайне мало, из-за ограниченности api, а так же того что оно предоставляется по подписке.</text:span></text:span></text:p>
        </text:list-item>
        <text:list-item>
          <text:p text:style-name="P18"><text:span text:style-name="Internet_20_link"><text:span text:style-name="T60">достаточно интересным оказался функицонал сайта <text:s/></text:span></text:span><text:a xlink:type="simple" xlink:href="http://www.sleepingtime.org/"><text:span text:style-name="Internet_20_link"><text:span text:style-name="T100">sleepingtime.org</text:span></text:span></text:a><text:span text:style-name="Internet_20_link"><text:span text:style-name="T60">, который анализирует время публикации постов. В дальнейшем возможно развить отсюда три направление: а)вычислить время, в которое пользователь активено пишет посты в социальной сети б)вычислить </text:span></text:span><text:soft-page-break/><text:span text:style-name="Internet_20_link"><text:span text:style-name="T60">время сна в)примерно вычислить сколько часов в день пользователь проводит в социальной сети</text:span></text:span></text:p>
        </text:list-item>
        <text:list-item>
          <text:p text:style-name="P18"><text:span text:style-name="Internet_20_link"><text:span text:style-name="T63">интересный функционал klout.com, который реадизует механизм махожий на arhive.org, но для отдельных аккаунтов Twitter`а. Конечно интересно повторить данный функционал для других платформ, но это представляется маловероятным из-за особенностей социальных сетей и сильного отличия Twitter от других сервисов.</text:span></text:span></text:p>
        </text:list-item>
      </text:list>
      <text:p text:style-name="Text_20_body"><text:span text:style-name="Internet_20_link"><text:span text:style-name="T63">Подводя итог можно сказать, что на сторонних сайтах не выявлено функционала, который заложен в дипломный проект, но анализ существующих решений позволяет понять в каком русле стоит развивать проект. <text:s/></text:span></text:span><text:span text:style-name="Internet_20_link"><text:span text:style-name="T64">По сколько цели приложений разные то приводить слабые и сильные стороны не имеет смысла.</text:span></text:span><text:span text:style-name="Internet_20_link"><text:span text:style-name="T65"> </text:span></text:span><text:span text:style-name="Internet_20_link"><text:span text:style-name="T67">[</text:span></text:span><text:span text:style-name="Internet_20_link"><text:span text:style-name="T89">Используй для анализа те продукты, описание слабых и сильных сторон которых ИМЕЕТ СМЫСЛ, т. к. в противном случае </text:span></text:span><text:span text:style-name="Internet_20_link"><text:span text:style-name="T90">АНАЛИЗ</text:span></text:span><text:span text:style-name="Internet_20_link"><text:span text:style-name="T89"> НЕ ИМЕЕТ СМЫСЛА</text:span></text:span><text:span text:style-name="Internet_20_link"><text:span text:style-name="T67">]</text:span></text:span></text:p>
      <text:h text:style-name="Heading_20_3" text:outline-level="3"><text:bookmark-start text:name="__RefHeading__1632_673851389"/><text:span text:style-name="Internet_20_link"><text:span text:style-name="T60">Приложения для платформы vk.com</text:span></text:span><text:bookmark-end text:name="__RefHeading__1632_673851389"/></text:h>
      <text:p text:style-name="Text_20_body"><text:span text:style-name="Internet_20_link"><text:span text:style-name="T60">Отдельно стоит упоминать приложения, написанные на платформе ВКонтакте — все они реализуются по средствам flash, javascript или как iframe со стороннего сайта. Приложения для платформы ВКонтакте </text:span></text:span></text:p>
      <text:list xml:id="list3635964110487696472" text:style-name="L4">
        <text:list-item>
          <text:p text:style-name="P19"><text:a xlink:type="simple" xlink:href="http://vk.com/ianaliz?mid=233945283"><text:span text:style-name="T100">Анализатор</text:span></text:a><text:span text:style-name="T100"> — По друзьям: количество друзей, сколько из них женского пола, сколько мужского, сколько не сообщили такую информацию. Отдельные функции: дата регистрации в vk.com</text:span></text:p>
        </text:list-item>
        <text:list-item>
          <text:p text:style-name="P19"><text:a xlink:type="simple" xlink:href="http://vk.com/vkradar"><text:span text:style-name="T100">Радар</text:span></text:a><text:span text:style-name="T100"> — сообщают статистику по сообщениям на стене, в группе и т. д. по количеству сообщений, по полярности сообщений.</text:span></text:p>
        </text:list-item>
        <text:list-item>
          <text:p text:style-name="P29">Модерация пабликов и страниц, анализ популярности — функционал соответствует названию</text:p>
        </text:list-item>
        <text:list-item>
          <text:p text:style-name="P19"><text:a xlink:type="simple" xlink:href="http://avascan/"><text:span text:style-name="T100">Анализ Аватара</text:span></text:a><text:span text:style-name="T100"> — выдает результаты близкие к случайным но основе аватара пользователя по таким характеристикам как: сексуальность, красота и прочее</text:span></text:p>
        </text:list-item>
      </text:list>
      <text:p text:style-name="Text_20_body"><text:span text:style-name="Internet_20_link"><text:span text:style-name="T60">Технически приложения для платформы Вконтакте похожи на мое приложение, тем что использует те же методы api Вконтакте. По итогам анализа были сделаны следующие выводы:</text:span></text:span></text:p>
      <text:list xml:id="list2226761543076002916" text:style-name="L5">
        <text:list-item>
          <text:p text:style-name="P20"><text:span text:style-name="Internet_20_link"><text:span text:style-name="T60">представляется интересным показывать результаты работы приложения посредствам публикации отчета на стене пользователя</text:span></text:span></text:p>
        </text:list-item>
        <text:list-item>
          <text:p text:style-name="P20"><text:span text:style-name="Internet_20_link"><text:span text:style-name="T60">возможна монетизация приложения путем предоставления пользователю бесплатно, некоторого количество виртуальных денег, которых хватит, на то чтобы попробовать лишь часть функционала, в то время, как весь функционал будет стоить дополнительных денег.</text:span></text:span></text:p>
        </text:list-item>
        <text:list-item>
          <text:p text:style-name="P20"><text:span text:style-name="Internet_20_link"><text:span text:style-name="T60">В приложение можно реализовать дополнительный(не основной) функционал, но он должен пониматься пользователем как </text:span></text:span><text:soft-page-break/><text:span text:style-name="Internet_20_link"><text:span text:style-name="T60">дополнительный и предоставляться бесплатно.</text:span></text:span></text:p>
        </text:list-item>
      </text:list>
      <text:h text:style-name="P39" text:outline-level="2"><text:bookmark-start text:name="__RefHeading__1415_673851389"/>Обоснование выбора технических инструментов для реализации приложения<text:bookmark-end text:name="__RefHeading__1415_673851389"/></text:h>
      <text:p text:style-name="P25">Приложение планируется создать по клиент-серверной архитектуре. Сервер обработки данных на Python, база данных на MySQL, веб-форма на фреймворке Django. Так как планируется использовать отдельный сервис для обработки данных, то размещение проекта на виртуальном (shared) хостинге является недостаточным. Проект будет размещен на виртуальном выделенном сервере (VPS), ОС для сервера — Ubuntu 12.04 </text:p>
      <text:p text:style-name="P25">Все инструменты, которые я применяю, является продуктами с открытым исходным кодом. Они активно развиваются, поддерживаются и имеют живое сообщество пользователей в т.ч. русскоязычное. </text:p>
      <text:p text:style-name="P25">Python выбран в связи с большой функциональной выразительностью<text:note text:id="ftn5" text:note-class="footnote"><text:note-citation>5</text:note-citation><text:note-body><text:p text:style-name="Footnote"><text:s/>С. Макконнелл — Совершенный код, c.60, Microsoft Press,М.:2012</text:p></text:note-body></text:note> и гибкостью языка<text:note text:id="ftn6" text:note-class="footnote"><text:note-citation>6</text:note-citation><text:note-body><text:p text:style-name="Footnote"><text:s/>http://ru.wikipedia.org/wiki/Python</text:p></text:note-body></text:note>. Проект не рассчитан на очень высокие нагрузки, поэтому с одной стороны Python-а вполне достаточно, а с другой упрощается процесс написания и сопровождения приложения. </text:p>
      <text:p text:style-name="P25"><text:s/></text:p>
      <text:p text:style-name="P25"><text:s/></text:p>
      <text:p text:style-name="P25">MySQL выбрана как одна из самых быстрых СУБД при средних и маленьких объемах БД. Так же у проекта хорошая документация.</text:p>
      <text:p text:style-name="P25">Django выбран за высокую скорость написания приложения и архитектурные преимущества, по сравнению с такими фреймворками как Symfony(PHP) и Dancer (Perl), а также в связи с тем, что написание приложения обработки данных и приложения веб-клиента на одном языке упрощает сопровождение (Django написан на Python).</text:p>
      <text:p text:style-name="P25">Ubuntu server 12.04 выбрана среди прочих аналогов, таких как Fedora, Debian, OpenSuse по следующим причинам:</text:p>
      <text:list xml:id="list4543090553766168882" text:style-name="L6">
        <text:list-item>
          <text:p text:style-name="P30">дружелюбное сообщество</text:p>
        </text:list-item>
        <text:list-item>
          <text:p text:style-name="P30">безопасность<text:note text:id="ftn7" text:note-class="footnote"><text:note-citation>7</text:note-citation><text:note-body><text:p text:style-name="Footnote"><text:s/><text:a xlink:type="simple" xlink:href="https://www.gov.uk/government/collections/end-user-devices-security-guidance--2#overview">https://www.gov.uk/government/collections/end-user-devices-security-guidance--2#overview</text:a> </text:p></text:note-body></text:note></text:p>
        </text:list-item>
        <text:list-item>
          <text:p text:style-name="P30">легкую расширяемость с помощью ppa<text:note text:id="ftn8" text:note-class="footnote"><text:note-citation>8</text:note-citation><text:note-body><text:p text:style-name="Footnote"><text:s/><text:a xlink:type="simple" xlink:href="http://help.ubuntu.ru/wiki/ppa">http://help.ubuntu.ru/wiki/ppa</text:a> </text:p></text:note-body></text:note> и центра приложений</text:p>
        </text:list-item>
        <text:list-item>
          <text:p text:style-name="P30">активная поддержка (Ubuntu server 12.04 будет поддерживаться до апреля 2017 года)<text:note text:id="ftn9" text:note-class="footnote"><text:note-citation>9</text:note-citation><text:note-body><text:p text:style-name="Footnote"><text:s/><text:a xlink:type="simple" xlink:href="http://ru.wikipedia.org/wiki/Ubuntu">http://ru.wikipedia.org/wiki/Ubuntu</text:a> </text:p></text:note-body></text:note></text:p>
        </text:list-item>
      </text:list>
      <text:p text:style-name="P25">В процессе написания приложения необходимо будет решить следующие проблемы:</text:p>
      <text:list xml:id="list2397726619908356831" text:style-name="WW8Num4">
        <text:list-item>
          <text:p text:style-name="P31"><text:soft-page-break/>распознавание информации с сайта</text:p>
        </text:list-item>
        <text:list-item>
          <text:p text:style-name="P31">обход страниц друзей пользователя и распознавании информации на их странице</text:p>
        </text:list-item>
        <text:list-item>
          <text:p text:style-name="P31">минимизация нагрузки с одного клиента</text:p>
        </text:list-item>
        <text:list-item>
          <text:p text:style-name="P31">авторизация пользователя средствами социальной сети (по протоколу <text:bookmark text:name="OAuth_2.0"/>OAuth 2.0)</text:p>
          <text:p text:style-name="P31"/>
        </text:list-item>
      </text:list>
      <text:p text:style-name="P35"/>
      <text:p text:style-name="P25"/>
      <text:p text:style-name="P32"/>
      <text:p text:style-name="P37"><text:span text:style-name="T98"><text:s/></text:span><text:span text:style-name="T99">Аналитический обзор литературы по теме</text:span></text:p>
      <text:p text:style-name="Text_20_body"><text:a xlink:type="simple" xlink:href="http://www.google.ru/search?hl=ru&amp;tbo=p&amp;tbm=bks&amp;q=inauthor:"><text:span text:style-name="Internet_20_link"><text:span text:style-name="T101">Дмитрий Алексеевич Губанов</text:span></text:span></text:a><text:span text:style-name="T101"> - Социальные сети: модели информационного влияния, управления и противоборства</text:span></text:p>
      <text:p text:style-name="Text_20_body"><text:a xlink:type="simple" xlink:href="http://www.ozon.ru/person/3615391/"><text:span text:style-name="Internet_20_link"><text:span text:style-name="T101">Бен МакКоннелл</text:span></text:span></text:a><text:span text:style-name="T101">, </text:span><text:a xlink:type="simple" xlink:href="http://www.ozon.ru/person/3615394/"><text:span text:style-name="Internet_20_link"><text:span text:style-name="T101">Джеки Хуба</text:span></text:span></text:a><text:span text:style-name="T101"> - Эпидемия контента. Маркетинг в социальных сетях и блогосфере</text:span></text:p>
      <text:p text:style-name="Text_20_body"><text:a xlink:type="simple" xlink:href="http://habrahabr.ru/post/198722/"><text:span text:style-name="Internet_20_link"><text:span text:style-name="T102">http://habrahabr.ru/post/198722/</text:span></text:span></text:a><text:span text:style-name="T23"> </text:span></text:p>
      <text:p text:style-name="Text_20_body"><text:a xlink:type="simple" xlink:href="http://habrahabr.ru/post/132558/"><text:span text:style-name="Internet_20_link"><text:span text:style-name="T102">http://habrahabr.ru/post/132558/</text:span></text:span></text:a><text:span text:style-name="T24"> </text:span></text:p>
      <text:p text:style-name="P22"/>
      <text:p text:style-name="P41">Принципы работы</text:p>
      <text:p text:style-name="P21">указываем ссылку на </text:p>
      <text:p text:style-name="P23"/>
      <text:p text:style-name="P36">материал и методы исследования </text:p>
      <text:p text:style-name="P24">методы исследования?ПРвафыв</text:p>
      <text:p text:style-name="P24"/>
      <text:p text:style-name="P7">- результаты и их обсуждение</text:p>
      <text:p text:style-name="P7">- дополнительный раздел (в зависимости от темы):</text:p>
      <text:p text:style-name="P9"><text:span text:style-name="T98"><text:s text:c="3"/></text:span><text:span text:style-name="T99">Технология разработки программного обеспечения </text:span></text:p>
      <text:p text:style-name="P9"><text:span text:style-name="T98"><text:s text:c="2"/></text:span><text:span text:style-name="T99">или</text:span></text:p>
      <text:p text:style-name="P9"><text:span text:style-name="T98"><text:s text:c="2"/></text:span><text:span text:style-name="T99">Организационные, правовые и социально-психологические аспекты защиты информации</text:span></text:p>
      <text:p text:style-name="P7">- экономико-правовые основы рынка программного обеспечения</text:p>
      <text:p text:style-name="P8">- заключение (с выводами по всему проекту)</text:p>
      <text:p text:style-name="P8"/>
      <text:p text:style-name="P8"/>
      <text:p text:style-name="P7">В дипломном проекте должны быть представлены следующие раздел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Arial Unicode MS'"/>
    <style:font-face style:name="arial" svg:font-family="arial"/>
    <style:font-face style:name="Courier New" svg:font-family="'Courier New'" style:font-family-generic="modern"/>
    <style:font-face style:name="Times New Roman1" svg:font-family="'Times New Roman'" style:font-family-generic="roman"/>
    <style:font-face style:name="DejaVu Sans1" svg:font-family="'DejaVu Sans'" style:font-pitch="variable"/>
    <style:font-face style:name="Lohit Hindi1" svg:font-family="'Lohit Hindi', 'Times New Roman'"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ru" fo:country="RU" style:letter-kerning="true" style:font-name-asian="DejaVu Sans1" style:font-family-asian="'DejaVu Sans'" style:font-pitch-asian="variable" style:font-size-asian="12pt" style:language-asian="zh" style:country-asian="CN" style:font-name-complex="Lohit Hindi1" style:font-family-complex="'Lohit Hindi',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ejaVu Sans1" style:font-family-asian="'DejaVu Sans'" style:font-pitch-asian="variable" style:font-size-asian="14pt" style:font-name-complex="Lohit Hindi1" style:font-family-complex="'Lohit Hindi', 'Times New Roman'"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font-family-complex="'Lohit Hindi', 'Times New Roman'" style:font-pitch-complex="variable"/>
    </style:style>
    <style:style style:name="Caption" style:family="paragraph" style:parent-style-name="Heading" style:next-style-name="Text_20_body" style:class="extra">
      <style:paragraph-properties fo:text-align="center" style:justify-single-word="false"/>
      <style:text-properties fo:font-size="18pt" fo:font-weight="bold" style:font-size-asian="18pt" style:font-weight-asian="bold" style:font-size-complex="18pt" style:font-weight-complex="bold"/>
    </style:style>
    <style:style style:name="Index" style:family="paragraph" style:parent-style-name="Standard" style:class="index">
      <style:paragraph-properties text:number-lines="false" text:line-number="0"/>
      <style:text-properties style:font-name-complex="Lohit Hindi2" style:font-family-complex="'Lohit Hindi'"/>
    </style:style>
    <style:style style:name="Heading_20_1" style:display-name="Heading 1" style:family="paragraph" style:parent-style-name="Heading" style:next-style-name="Text_20_body" style:default-outline-level="1" style:class="text">
      <style:paragraph-properties fo:margin-left="0.762cm" fo:margin-right="0cm" fo:text-indent="-0.762cm" style:auto-text-indent="false">
        <style:tab-stops>
          <style:tab-stop style:position="0.762cm"/>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1.016cm" fo:margin-right="0cm" fo:text-indent="-1.016cm" style:auto-text-indent="false">
        <style:tab-stops>
          <style:tab-stop style:position="1.016cm"/>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27cm" fo:margin-right="0cm" fo:text-indent="-1.27cm" style:auto-text-indent="false">
        <style:tab-stops>
          <style:tab-stop style:position="1.27cm"/>
        </style:tab-stops>
      </style:paragraph-properties>
      <style:text-properties fo:font-size="14pt" fo:font-weight="bold" style:font-size-asian="14pt" style:font-weight-asian="bold" style:font-size-complex="14pt" style:font-weight-complex="bold"/>
    </style:style>
    <style:style style:name="Название_20_объекта" style:display-name="Название объекта"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Times New Roman'" style:font-pitch-complex="variable" style:font-size-complex="12pt" style:font-style-complex="italic"/>
    </style:style>
    <style:style style:name="Указатель1" style:family="paragraph" style:parent-style-name="Standard">
      <style:paragraph-properties text:number-lines="false" text:line-number="0"/>
      <style:text-properties style:font-name-complex="Lohit Hindi1" style:font-family-complex="'Lohit Hindi', 'Times New Roman'" style:font-pitch-complex="variable"/>
    </style:style>
    <style:style style:name="Цитата1" style:family="paragraph" style:parent-style-name="Standard">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text-properties fo:font-size="10pt" style:font-size-asian="10pt" style:font-name-complex="Mangal" style:font-family-complex="Mangal" style:font-family-generic-complex="roman" style:font-pitch-complex="variable" style:font-size-complex="9pt"/>
    </style:style>
    <style:style style:name="Endnote" style:family="paragraph" style:parent-style-name="Standard" style:class="extra">
      <style:text-properties fo:font-size="10pt" style:font-size-asian="10pt" style:font-name-complex="Mangal" style:font-family-complex="Mangal" style:font-family-generic-complex="roman" style:font-pitch-complex="variable" style:font-size-complex="9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1"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1"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Текст_20_сноски_20_Знак" style:display-name="Текст сноски Знак" style:family="text" style:parent-style-name="Основной_20_шрифт_20_абзаца">
      <style:text-properties style:font-name="Liberation Serif1" fo:font-family="'Liberation Serif', 'Times New Roman'" style:font-family-generic="roman" style:font-pitch="variable" style:letter-kerning="true" style:font-name-asian="DejaVu Sans1" style:font-family-asian="'DejaVu Sans'" style:font-pitch-asian="variable" style:language-asian="zh" style:country-asian="CN" style:font-name-complex="Mangal" style:font-family-complex="Mangal" style:font-family-generic-complex="roman" style:font-pitch-complex="variable" style:font-size-complex="9pt" style:language-complex="hi" style:country-complex="IN"/>
    </style:style>
    <style:style style:name="Footnote_20_Symbol" style:display-name="Footnote Symbol" style:family="text" style:parent-style-name="Основной_20_шрифт_20_абзаца">
      <style:text-properties style:text-position="super 58%"/>
    </style:style>
    <style:style style:name="Текст_20_концевой_20_сноски_20_Знак" style:display-name="Текст концевой сноски Знак" style:family="text" style:parent-style-name="Основной_20_шрифт_20_абзаца">
      <style:text-properties style:font-name="Liberation Serif1" fo:font-family="'Liberation Serif', 'Times New Roman'" style:font-family-generic="roman" style:font-pitch="variable" style:letter-kerning="true" style:font-name-asian="DejaVu Sans1" style:font-family-asian="'DejaVu Sans'" style:font-pitch-asian="variable" style:language-asian="zh" style:country-asian="CN" style:font-name-complex="Mangal" style:font-family-complex="Mangal" style:font-family-generic-complex="roman" style:font-pitch-complex="variable" style:font-size-complex="9pt" style:language-complex="hi" style:country-complex="IN"/>
    </style:style>
    <style:style style:name="Endnote_20_Symbol" style:display-name="Endnote Symbol" style:family="text" style:parent-style-name="Основной_20_шрифт_20_абзаца">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jango</meta:initial-creator>
    <meta:creation-date>2014-01-24T13:51:00</meta:creation-date>
    <dc:date>2014-04-03T01:37:29.783468792</dc:date>
    <meta:print-date>2014-02-07T15:49:00</meta:print-date>
    <meta:editing-cycles>36</meta:editing-cycles>
    <meta:editing-duration>P1DT14H56M19S</meta:editing-duration>
    <meta:generator>LibreOffice/4.2.2.1$Linux_X86_64 LibreOffice_project/420m0$Build-1</meta:generator>
    <meta:document-statistic meta:table-count="0" meta:image-count="0" meta:object-count="0" meta:page-count="8" meta:paragraph-count="128" meta:word-count="1998" meta:character-count="15487" meta:non-whitespace-character-count="13602"/>
  </office:meta>
</office:document-meta>
</file>

<file path=VersionList.xml><?xml version="1.0" encoding="utf-8"?>
<VL:version-list xmlns:dc="http://purl.org/dc/elements/1.1/" xmlns:VL="http://openoffice.org/2001/versions-list">
  <VL:version-entry VL:title="Version1" VL:comment="Автоматически сохранённая версия" VL:creator="" dc:date-time="2014-04-03T01:37:30"/>
</VL:version-list>
</file>